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9pt" fo:font-style="italic" style:text-underline-style="none" officeooo:rsid="0010b97d" officeooo:paragraph-rsid="0010b97d" style:font-size-asian="9pt" style:font-style-asian="italic" style:font-size-complex="9pt" style:font-style-complex="italic"/>
    </style:style>
    <style:style style:name="P2" style:family="paragraph" style:parent-style-name="Standard">
      <style:paragraph-properties fo:text-align="justify" style:justify-single-word="false"/>
      <style:text-properties style:font-name="Times New Roman" fo:font-size="9pt" fo:font-style="italic" style:text-underline-style="none" officeooo:rsid="00125bf4" officeooo:paragraph-rsid="00125bf4" style:font-size-asian="9pt" style:font-style-asian="italic" style:font-size-complex="9pt" style:font-style-complex="italic"/>
    </style:style>
    <style:style style:name="P3" style:family="paragraph" style:parent-style-name="Standard">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4" style:family="paragraph" style:parent-style-name="Standard">
      <style:paragraph-properties fo:text-align="justify" style:justify-single-word="false"/>
      <style:text-properties style:font-name="Times New Roman" fo:font-size="9pt" fo:font-style="italic" style:text-underline-style="none" officeooo:rsid="0015c582" officeooo:paragraph-rsid="0015c582" style:font-size-asian="9pt" style:font-style-asian="italic" style:font-size-complex="9pt" style:font-style-complex="italic"/>
    </style:style>
    <style:style style:name="P5" style:family="paragraph" style:parent-style-name="Standard">
      <style:paragraph-properties fo:text-align="justify" style:justify-single-word="false"/>
      <style:text-properties style:font-name="Times New Roman" fo:font-size="9pt" fo:font-style="italic" style:text-underline-style="none" officeooo:rsid="001a75d5" officeooo:paragraph-rsid="001a75d5" style:font-size-asian="9pt" style:font-style-asian="italic" style:font-size-complex="9pt" style:font-style-complex="italic"/>
    </style:style>
    <style:style style:name="P6" style:family="paragraph" style:parent-style-name="Standard">
      <style:paragraph-properties fo:text-align="justify" style:justify-single-word="false"/>
      <style:text-properties style:font-name="Times New Roman" fo:font-size="9pt" fo:font-style="italic" style:text-underline-style="none" officeooo:rsid="001b27b2" officeooo:paragraph-rsid="001b27b2" style:font-size-asian="9pt" style:font-style-asian="italic" style:font-size-complex="9pt" style:font-style-complex="italic"/>
    </style:style>
    <style:style style:name="P7" style:family="paragraph" style:parent-style-name="Standard">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 style:family="paragraph" style:parent-style-name="Standard">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9" style:family="paragraph" style:parent-style-name="Standard">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10" style:family="paragraph" style:parent-style-name="Standard">
      <style:paragraph-properties fo:text-align="justify" style:justify-single-word="false"/>
      <style:text-properties style:font-name="Times New Roman" fo:font-size="9pt" fo:font-style="normal" style:text-underline-style="none" officeooo:rsid="00151960" officeooo:paragraph-rsid="00151960" style:font-size-asian="9pt" style:font-style-asian="normal" style:font-size-complex="9pt" style:font-style-complex="normal"/>
    </style:style>
    <style:style style:name="P11" style:family="paragraph" style:parent-style-name="Standard">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12" style:family="paragraph" style:parent-style-name="Standard">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13" style:family="paragraph" style:parent-style-name="Standard">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14" style:family="paragraph" style:parent-style-name="Standard">
      <style:paragraph-properties fo:text-align="justify" style:justify-single-word="false"/>
      <style:text-properties style:font-name="Times New Roman" fo:font-size="9pt" fo:font-style="normal" style:text-underline-style="none" officeooo:rsid="0022b577" officeooo:paragraph-rsid="0022b577" style:font-size-asian="9pt" style:font-style-asian="normal" style:font-size-complex="9pt" style:font-style-complex="normal"/>
    </style:style>
    <style:style style:name="P15" style:family="paragraph" style:parent-style-name="Standard">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16" style:family="paragraph" style:parent-style-name="Standard">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17" style:family="paragraph" style:parent-style-name="Standard">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22" style:family="paragraph" style:parent-style-name="Standard">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24" style:family="paragraph" style:parent-style-name="Standard">
      <style:paragraph-properties fo:text-align="justify" style:justify-single-word="false"/>
      <style:text-properties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25" style:family="paragraph" style:parent-style-name="Standard">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26" style:family="paragraph" style:parent-style-name="Standard">
      <style:paragraph-properties fo:text-align="justify" style:justify-single-word="false"/>
      <style:text-properties style:font-name="Times New Roman" fo:font-size="9pt" style:text-underline-style="none" officeooo:rsid="0010b97d" officeooo:paragraph-rsid="0010b97d" style:font-size-asian="9pt" style:font-size-complex="9pt"/>
    </style:style>
    <style:style style:name="P27" style:family="paragraph" style:parent-style-name="Standard">
      <style:paragraph-properties fo:text-align="justify" style:justify-single-word="false"/>
      <style:text-properties style:font-name="Times New Roman" fo:font-size="9pt" style:text-underline-style="none" officeooo:rsid="00125bf4" officeooo:paragraph-rsid="00125bf4" style:font-size-asian="9pt" style:font-size-complex="9pt"/>
    </style:style>
    <style:style style:name="P28" style:family="paragraph" style:parent-style-name="Standard">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29" style:family="paragraph" style:parent-style-name="Standard">
      <style:paragraph-properties fo:text-align="justify" style:justify-single-word="false"/>
      <style:text-properties fo:font-variant="normal" fo:text-transform="none" style:font-name="Times New Roman" fo:font-size="9pt" fo:font-style="italic" style:text-underline-style="none" officeooo:rsid="0010b97d" officeooo:paragraph-rsid="0010b97d" fo:background-color="transparent" style:font-size-asian="9pt" style:font-style-asian="italic" style:font-size-complex="9pt" style:font-style-complex="italic"/>
    </style:style>
    <style:style style:name="P30"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31"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32"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a40f8" officeooo:paragraph-rsid="003a40f8" style:font-size-asian="9pt" style:font-style-asian="normal" style:font-weight-asian="normal" style:font-size-complex="9pt" style:font-style-complex="normal" style:font-weight-complex="normal"/>
    </style:style>
    <style:style style:name="P33"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34"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35"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b1ba" officeooo:paragraph-rsid="0049b1ba" style:font-size-asian="9pt" style:font-style-asian="normal" style:font-weight-asian="normal" style:font-size-complex="9pt" style:font-style-complex="normal" style:font-weight-complex="normal"/>
    </style:style>
    <style:style style:name="P36"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37" style:family="paragraph" style:parent-style-name="Standard">
      <style:paragraph-properties fo:text-align="justify" style:justify-single-word="false"/>
      <style:text-properties fo:color="#000000"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38" style:family="paragraph" style:parent-style-name="Standard">
      <style:paragraph-properties fo:text-align="justify" style:justify-single-word="false"/>
      <style:text-properties style:use-window-font-color="true" style:font-name="Times New Roman" fo:font-size="9pt" fo:font-style="italic" style:text-underline-style="none" officeooo:rsid="001dc2bf" officeooo:paragraph-rsid="001dc2bf" style:font-size-asian="9pt" style:font-style-asian="italic" style:font-size-complex="9pt" style:font-style-complex="italic"/>
    </style:style>
    <style:style style:name="P39" style:family="paragraph" style:parent-style-name="Standard">
      <style:paragraph-properties fo:text-align="justify" style:justify-single-word="false"/>
      <style:text-properties style:use-window-font-color="true" style:font-name="Times New Roman" fo:font-size="9pt" fo:font-style="italic" style:text-underline-style="none" officeooo:rsid="002259f5" officeooo:paragraph-rsid="002259f5" style:font-size-asian="9pt" style:font-style-asian="italic" style:font-size-complex="9pt" style:font-style-complex="italic"/>
    </style:style>
    <style:style style:name="P40" style:family="paragraph" style:parent-style-name="Standard">
      <style:paragraph-properties fo:text-align="justify" style:justify-single-word="false"/>
      <style:text-properties style:use-window-font-color="true" style:font-name="Times New Roman" fo:font-size="9pt" fo:font-style="italic" style:text-underline-style="none" officeooo:rsid="0022b577" officeooo:paragraph-rsid="0022b577" style:font-size-asian="9pt" style:font-style-asian="italic" style:font-size-complex="9pt" style:font-style-complex="italic"/>
    </style:style>
    <style:style style:name="P41" style:family="paragraph" style:parent-style-name="Standard">
      <style:paragraph-properties fo:text-align="justify" style:justify-single-word="false"/>
      <style:text-properties style:use-window-font-color="true" style:font-name="Times New Roman" fo:font-size="9pt" fo:font-style="italic" style:text-underline-style="none" officeooo:rsid="00254645" officeooo:paragraph-rsid="00254645" style:font-size-asian="9pt" style:font-style-asian="italic" style:font-size-complex="9pt" style:font-style-complex="italic"/>
    </style:style>
    <style:style style:name="P42" style:family="paragraph" style:parent-style-name="Standard">
      <style:paragraph-properties fo:text-align="justify" style:justify-single-word="false"/>
      <style:text-properties style:use-window-font-color="true" style:font-name="Times New Roman" fo:font-size="9pt" fo:font-style="italic" style:text-underline-style="none" officeooo:rsid="0025472d" officeooo:paragraph-rsid="0025472d" style:font-size-asian="9pt" style:font-style-asian="italic" style:font-size-complex="9pt" style:font-style-complex="italic"/>
    </style:style>
    <style:style style:name="P43"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7395f" officeooo:paragraph-rsid="0027395f" style:font-size-asian="9pt" style:font-style-asian="italic" style:font-weight-asian="normal" style:font-size-complex="9pt" style:font-style-complex="italic" style:font-weight-complex="normal"/>
    </style:style>
    <style:style style:name="P44"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83d6b" officeooo:paragraph-rsid="00283d6b" style:font-size-asian="9pt" style:font-style-asian="italic" style:font-weight-asian="normal" style:font-size-complex="9pt" style:font-style-complex="italic" style:font-weight-complex="normal"/>
    </style:style>
    <style:style style:name="P4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a72c3" officeooo:paragraph-rsid="002a72c3" style:font-size-asian="9pt" style:font-style-asian="italic" style:font-weight-asian="normal" style:font-size-complex="9pt" style:font-style-complex="italic" style:font-weight-complex="normal"/>
    </style:style>
    <style:style style:name="P46"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5bb3" officeooo:paragraph-rsid="002e5bb3" style:font-size-asian="9pt" style:font-style-asian="italic" style:font-weight-asian="normal" style:font-size-complex="9pt" style:font-style-complex="italic" style:font-weight-complex="normal"/>
    </style:style>
    <style:style style:name="P47"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a774" officeooo:paragraph-rsid="002ea774" style:font-size-asian="9pt" style:font-style-asian="italic" style:font-weight-asian="normal" style:font-size-complex="9pt" style:font-style-complex="italic" style:font-weight-complex="normal"/>
    </style:style>
    <style:style style:name="P48"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1bc4a" officeooo:paragraph-rsid="0031bc4a" style:font-size-asian="9pt" style:font-style-asian="italic" style:font-weight-asian="normal" style:font-size-complex="9pt" style:font-style-complex="italic" style:font-weight-complex="normal"/>
    </style:style>
    <style:style style:name="P49"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2d961" officeooo:paragraph-rsid="0032d961" style:font-size-asian="9pt" style:font-style-asian="italic" style:font-weight-asian="normal" style:font-size-complex="9pt" style:font-style-complex="italic" style:font-weight-complex="normal"/>
    </style:style>
    <style:style style:name="P50"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6ea5e" officeooo:paragraph-rsid="0036ea5e" style:font-size-asian="9pt" style:font-style-asian="italic" style:font-weight-asian="normal" style:font-size-complex="9pt" style:font-style-complex="italic" style:font-weight-complex="normal"/>
    </style:style>
    <style:style style:name="P51"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897c6" officeooo:paragraph-rsid="003897c6" style:font-size-asian="9pt" style:font-style-asian="italic" style:font-weight-asian="normal" style:font-size-complex="9pt" style:font-style-complex="italic" style:font-weight-complex="normal"/>
    </style:style>
    <style:style style:name="P52"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a40f8" officeooo:paragraph-rsid="003a40f8" style:font-size-asian="9pt" style:font-style-asian="italic" style:font-weight-asian="normal" style:font-size-complex="9pt" style:font-style-complex="italic" style:font-weight-complex="normal"/>
    </style:style>
    <style:style style:name="P53"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2df84" officeooo:paragraph-rsid="0042df84" style:font-size-asian="9pt" style:font-style-asian="italic" style:font-weight-asian="normal" style:font-size-complex="9pt" style:font-style-complex="italic" style:font-weight-complex="normal"/>
    </style:style>
    <style:style style:name="P54"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9b1ba" officeooo:paragraph-rsid="0049b1ba" style:font-size-asian="9pt" style:font-style-asian="italic" style:font-weight-asian="normal" style:font-size-complex="9pt" style:font-style-complex="italic" style:font-weight-complex="normal"/>
    </style:style>
    <style:style style:name="P5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56" style:family="paragraph" style:parent-style-name="Standard" style:list-style-name="L1">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57"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492082" style:font-size-asian="9pt" style:font-size-complex="9pt"/>
    </style:style>
    <style:style style:name="P58"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0e55bf" style:font-size-asian="9pt" style:font-size-complex="9pt"/>
    </style:style>
    <style:style style:name="P59" style:family="paragraph" style:parent-style-name="Standard" style:list-style-name="L1">
      <style:paragraph-properties fo:text-align="justify" style:justify-single-word="false"/>
      <style:text-properties style:font-name="Times New Roman" fo:font-size="9pt" style:text-underline-style="none" officeooo:rsid="000fd5a8" officeooo:paragraph-rsid="000fd5a8" style:font-size-asian="9pt" style:font-size-complex="9pt"/>
    </style:style>
    <style:style style:name="P60" style:family="paragraph" style:parent-style-name="Standard" style:list-style-name="L1">
      <style:paragraph-properties fo:text-align="justify" style:justify-single-word="false"/>
      <style:text-properties style:font-name="Times New Roman" fo:font-size="9pt" style:text-underline-style="none" officeooo:rsid="00115361" officeooo:paragraph-rsid="00115361" style:font-size-asian="9pt" style:font-size-complex="9pt"/>
    </style:style>
    <style:style style:name="P61"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118d10" style:font-size-asian="9pt" style:font-size-complex="9pt"/>
    </style:style>
    <style:style style:name="P62"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5536f0" style:font-size-asian="9pt" style:font-size-complex="9pt"/>
    </style:style>
    <style:style style:name="P63" style:family="paragraph" style:parent-style-name="Standard" style:list-style-name="L1">
      <style:paragraph-properties fo:text-align="justify" style:justify-single-word="false"/>
      <style:text-properties style:font-name="Times New Roman" fo:font-size="9pt" style:text-underline-style="none" officeooo:rsid="00125bf4" officeooo:paragraph-rsid="005536f0" style:font-size-asian="9pt" style:font-size-complex="9pt"/>
    </style:style>
    <style:style style:name="P64"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5536f0" style:font-size-asian="9pt" style:font-size-complex="9pt"/>
    </style:style>
    <style:style style:name="P65"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13d5cb" style:font-size-asian="9pt" style:font-size-complex="9pt"/>
    </style:style>
    <style:style style:name="P66"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5536f0" style:font-size-asian="9pt" style:font-size-complex="9pt"/>
    </style:style>
    <style:style style:name="P67"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68"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45ff15" style:font-size-asian="9pt" style:font-size-complex="9pt"/>
    </style:style>
    <style:style style:name="P69" style:family="paragraph" style:parent-style-name="Standard" style:list-style-name="L1">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70" style:family="paragraph" style:parent-style-name="Standard" style:list-style-name="L1">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71"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165ea3" style:font-size-asian="9pt" style:font-style-asian="normal" style:font-size-complex="9pt" style:font-style-complex="normal"/>
    </style:style>
    <style:style style:name="P72"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492082" style:font-size-asian="9pt" style:font-style-asian="normal" style:font-size-complex="9pt" style:font-style-complex="normal"/>
    </style:style>
    <style:style style:name="P73"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52aa" style:font-size-asian="9pt" style:font-style-asian="normal" style:font-size-complex="9pt" style:font-style-complex="normal"/>
    </style:style>
    <style:style style:name="P74"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20aa" style:font-size-asian="9pt" style:font-style-asian="normal" style:font-size-complex="9pt" style:font-style-complex="normal"/>
    </style:style>
    <style:style style:name="P75"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5520aa" style:font-size-asian="9pt" style:font-style-asian="normal" style:font-size-complex="9pt" style:font-style-complex="normal"/>
    </style:style>
    <style:style style:name="P76"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16bf9f" style:font-size-asian="9pt" style:font-style-asian="normal" style:font-size-complex="9pt" style:font-style-complex="normal"/>
    </style:style>
    <style:style style:name="P77"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189cec" style:font-size-asian="9pt" style:font-style-asian="normal" style:font-size-complex="9pt" style:font-style-complex="normal"/>
    </style:style>
    <style:style style:name="P78"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20aa" style:font-size-asian="9pt" style:font-style-asian="normal" style:font-size-complex="9pt" style:font-style-complex="normal"/>
    </style:style>
    <style:style style:name="P79"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52aa" style:font-size-asian="9pt" style:font-style-asian="normal" style:font-size-complex="9pt" style:font-style-complex="normal"/>
    </style:style>
    <style:style style:name="P80" style:family="paragraph" style:parent-style-name="Standard" style:list-style-name="L1">
      <style:paragraph-properties fo:text-align="justify" style:justify-single-word="false"/>
      <style:text-properties style:font-name="Times New Roman" fo:font-size="9pt" fo:font-style="normal" style:text-underline-style="none" officeooo:rsid="001a4072" officeooo:paragraph-rsid="001a4072" style:font-size-asian="9pt" style:font-style-asian="normal" style:font-size-complex="9pt" style:font-style-complex="normal"/>
    </style:style>
    <style:style style:name="P81"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2"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5552aa" style:font-size-asian="9pt" style:font-style-asian="normal" style:font-size-complex="9pt" style:font-style-complex="normal"/>
    </style:style>
    <style:style style:name="P83" style:family="paragraph" style:parent-style-name="Standard" style:list-style-name="L1">
      <style:paragraph-properties fo:text-align="justify" style:justify-single-word="false"/>
      <style:text-properties style:font-name="Times New Roman" fo:font-size="9pt" fo:font-style="normal" style:text-underline-style="none" officeooo:rsid="001acbd6" officeooo:paragraph-rsid="001acbd6" style:font-size-asian="9pt" style:font-style-asian="normal" style:font-size-complex="9pt" style:font-style-complex="normal"/>
    </style:style>
    <style:style style:name="P84" style:family="paragraph" style:parent-style-name="Standard" style:list-style-name="L1">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85"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1d04df" style:font-size-asian="9pt" style:font-style-asian="normal" style:font-size-complex="9pt" style:font-style-complex="normal"/>
    </style:style>
    <style:style style:name="P86"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5520aa" style:font-size-asian="9pt" style:font-style-asian="normal" style:font-size-complex="9pt" style:font-style-complex="normal"/>
    </style:style>
    <style:style style:name="P87"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20aa" style:font-size-asian="9pt" style:font-style-asian="normal" style:font-size-complex="9pt" style:font-style-complex="normal"/>
    </style:style>
    <style:style style:name="P88"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36f0" style:font-size-asian="9pt" style:font-style-asian="normal" style:font-size-complex="9pt" style:font-style-complex="normal"/>
    </style:style>
    <style:style style:name="P89"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90"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43e534" style:font-size-asian="9pt" style:font-style-asian="normal" style:font-size-complex="9pt" style:font-style-complex="normal"/>
    </style:style>
    <style:style style:name="P91"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5536f0" style:font-size-asian="9pt" style:font-style-asian="normal" style:font-size-complex="9pt" style:font-style-complex="normal"/>
    </style:style>
    <style:style style:name="P92"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93" style:family="paragraph" style:parent-style-name="Standard" style:list-style-name="L1">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94" style:family="paragraph" style:parent-style-name="Standard" style:list-style-name="L1">
      <style:paragraph-properties fo:text-align="justify" style:justify-single-word="false"/>
      <style:text-properties style:font-name="Times New Roman" fo:font-size="9pt" fo:font-style="normal" style:text-underline-style="none" officeooo:rsid="00235264" officeooo:paragraph-rsid="00235264" style:font-size-asian="9pt" style:font-style-asian="normal" style:font-size-complex="9pt" style:font-style-complex="normal"/>
    </style:style>
    <style:style style:name="P95" style:family="paragraph" style:parent-style-name="Standard" style:list-style-name="L1">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96" style:family="paragraph" style:parent-style-name="Standard" style:list-style-name="L1">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97" style:family="paragraph" style:parent-style-name="Standard" style:list-style-name="L1">
      <style:paragraph-properties fo:text-align="justify" style:justify-single-word="false"/>
      <style:text-properties style:font-name="Times New Roman" fo:font-size="9pt" fo:font-style="normal" style:text-underline-style="none" officeooo:rsid="00272bee" officeooo:paragraph-rsid="00272bee" style:font-size-asian="9pt" style:font-style-asian="normal" style:font-size-complex="9pt" style:font-style-complex="normal"/>
    </style:style>
    <style:style style:name="P9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9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0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43e534" style:font-size-asian="9pt" style:font-style-asian="normal" style:font-weight-asian="normal" style:font-size-complex="9pt" style:font-style-complex="normal" style:font-weight-complex="normal"/>
    </style:style>
    <style:style style:name="P10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0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03"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04"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05"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06"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07"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0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0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8f13" officeooo:paragraph-rsid="00338f13" style:font-size-asian="9pt" style:font-style-asian="normal" style:font-weight-asian="normal" style:font-size-complex="9pt" style:font-style-complex="normal" style:font-weight-complex="normal"/>
    </style:style>
    <style:style style:name="P11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1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1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13"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55bf" officeooo:paragraph-rsid="000e55bf" fo:background-color="transparent" style:font-size-asian="9pt" style:font-size-complex="9pt"/>
    </style:style>
    <style:style style:name="P114"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9a8c" officeooo:paragraph-rsid="000e9a8c" fo:background-color="transparent" style:font-size-asian="9pt" style:font-size-complex="9pt"/>
    </style:style>
    <style:style style:name="P115"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0eb3b0" fo:background-color="transparent" style:font-size-asian="9pt" style:font-size-complex="9pt"/>
    </style:style>
    <style:style style:name="P116"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492082" fo:background-color="transparent" style:font-size-asian="9pt" style:font-size-complex="9pt"/>
    </style:style>
    <style:style style:name="P117"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fd5a8" officeooo:paragraph-rsid="000fd5a8" fo:background-color="transparent" style:font-size-asian="9pt" style:font-size-complex="9pt"/>
    </style:style>
    <style:style style:name="P118"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10b97d" officeooo:paragraph-rsid="005536f0" fo:background-color="transparent" style:font-size-asian="9pt" style:font-size-complex="9pt"/>
    </style:style>
    <style:style style:name="P119" style:family="paragraph" style:parent-style-name="Standard" style:list-style-name="L1">
      <style:paragraph-properties fo:text-align="justify" style:justify-single-word="false"/>
      <style:text-properties officeooo:paragraph-rsid="005552aa"/>
    </style:style>
    <style:style style:name="P12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04df" officeooo:paragraph-rsid="005520aa" style:font-size-asian="9pt" style:font-style-asian="normal" style:font-size-complex="9pt" style:font-style-complex="normal"/>
    </style:style>
    <style:style style:name="P12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20aa" style:font-size-asian="9pt" style:font-style-asian="normal" style:font-size-complex="9pt" style:font-style-complex="normal"/>
    </style:style>
    <style:style style:name="P12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1dc2bf" style:font-size-asian="9pt" style:font-style-asian="normal" style:font-size-complex="9pt" style:font-style-complex="normal"/>
    </style:style>
    <style:style style:name="P12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36f0" style:font-size-asian="9pt" style:font-style-asian="normal" style:font-size-complex="9pt" style:font-style-complex="normal"/>
    </style:style>
    <style:style style:name="P12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52aa" style:font-size-asian="9pt" style:font-style-asian="normal" style:font-size-complex="9pt" style:font-style-complex="normal"/>
    </style:style>
    <style:style style:name="P12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fa7cb" officeooo:paragraph-rsid="001fa7cb" style:font-size-asian="9pt" style:font-style-asian="normal" style:font-size-complex="9pt" style:font-style-complex="normal"/>
    </style:style>
    <style:style style:name="P12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2259f5" style:font-size-asian="9pt" style:font-style-asian="normal" style:font-size-complex="9pt" style:font-style-complex="normal"/>
    </style:style>
    <style:style style:name="P12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5552aa" style:font-size-asian="9pt" style:font-style-asian="normal" style:font-size-complex="9pt" style:font-style-complex="normal"/>
    </style:style>
    <style:style style:name="P12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b577" officeooo:paragraph-rsid="0022b577" style:font-size-asian="9pt" style:font-style-asian="normal" style:font-size-complex="9pt" style:font-style-complex="normal"/>
    </style:style>
    <style:style style:name="P12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235264" style:font-size-asian="9pt" style:font-style-asian="normal" style:font-size-complex="9pt" style:font-style-complex="normal"/>
    </style:style>
    <style:style style:name="P13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561289" style:font-size-asian="9pt" style:font-style-asian="normal" style:font-size-complex="9pt" style:font-style-complex="normal"/>
    </style:style>
    <style:style style:name="P13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61289" style:font-size-asian="9pt" style:font-style-asian="normal" style:font-size-complex="9pt" style:font-style-complex="normal"/>
    </style:style>
    <style:style style:name="P13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254645" style:font-size-asian="9pt" style:font-style-asian="normal" style:font-size-complex="9pt" style:font-style-complex="normal"/>
    </style:style>
    <style:style style:name="P13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2c72e" style:font-size-asian="9pt" style:font-style-asian="normal" style:font-size-complex="9pt" style:font-style-complex="normal"/>
    </style:style>
    <style:style style:name="P13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552aa" style:font-size-asian="9pt" style:font-style-asian="normal" style:font-size-complex="9pt" style:font-style-complex="normal"/>
    </style:style>
    <style:style style:name="P13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72d" officeooo:paragraph-rsid="0025472d" style:font-size-asian="9pt" style:font-style-asian="normal" style:font-size-complex="9pt" style:font-style-complex="normal"/>
    </style:style>
    <style:style style:name="P13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72bee" officeooo:paragraph-rsid="00272bee" style:font-size-asian="9pt" style:font-style-asian="normal" style:font-size-complex="9pt" style:font-style-complex="normal"/>
    </style:style>
    <style:style style:name="P13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13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3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4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4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4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14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4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4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4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536340" style:font-size-asian="9pt" style:font-style-asian="normal" style:font-weight-asian="normal" style:font-size-complex="9pt" style:font-style-complex="normal" style:font-weight-complex="normal"/>
    </style:style>
    <style:style style:name="P14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4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5552aa" style:font-size-asian="9pt" style:font-style-asian="normal" style:font-weight-asian="normal" style:font-size-complex="9pt" style:font-style-complex="normal" style:font-weight-complex="normal"/>
    </style:style>
    <style:style style:name="P14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5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5536f0" style:font-size-asian="9pt" style:font-style-asian="normal" style:font-weight-asian="normal" style:font-size-complex="9pt" style:font-style-complex="normal" style:font-weight-complex="normal"/>
    </style:style>
    <style:style style:name="P15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15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15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5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492082" style:font-size-asian="9pt" style:font-style-asian="normal" style:font-weight-asian="normal" style:font-size-complex="9pt" style:font-style-complex="normal" style:font-weight-complex="normal"/>
    </style:style>
    <style:style style:name="P15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5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5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5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5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6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6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5536f0" style:font-size-asian="9pt" style:font-style-asian="normal" style:font-weight-asian="normal" style:font-size-complex="9pt" style:font-style-complex="normal" style:font-weight-complex="normal"/>
    </style:style>
    <style:style style:name="P16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6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6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36340" style:font-size-asian="9pt" style:font-style-asian="normal" style:font-weight-asian="normal" style:font-size-complex="9pt" style:font-style-complex="normal" style:font-weight-complex="normal"/>
    </style:style>
    <style:style style:name="P16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52aa" style:font-size-asian="9pt" style:font-style-asian="normal" style:font-weight-asian="normal" style:font-size-complex="9pt" style:font-style-complex="normal" style:font-weight-complex="normal"/>
    </style:style>
    <style:style style:name="P16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6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6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16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7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52aa" style:font-size-asian="9pt" style:font-style-asian="normal" style:font-weight-asian="normal" style:font-size-complex="9pt" style:font-style-complex="normal" style:font-weight-complex="normal"/>
    </style:style>
    <style:style style:name="P17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17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17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17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17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9609" officeooo:paragraph-rsid="004b9609" style:font-size-asian="9pt" style:font-style-asian="normal" style:font-weight-asian="normal" style:font-size-complex="9pt" style:font-style-complex="normal" style:font-weight-complex="normal"/>
    </style:style>
    <style:style style:name="P17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17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17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5536f0" style:font-size-asian="9pt" style:font-style-asian="normal" style:font-weight-asian="normal" style:font-size-complex="9pt" style:font-style-complex="normal" style:font-weight-complex="normal"/>
    </style:style>
    <style:style style:name="P17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18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18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P18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43e534" style:font-size-asian="9pt" style:font-style-asian="normal" style:font-weight-asian="normal" style:font-size-complex="9pt" style:font-style-complex="normal" style:font-weight-complex="normal"/>
    </style:style>
    <style:style style:name="P18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8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8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8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45ff15" style:font-size-asian="9pt" style:font-style-asian="normal" style:font-weight-asian="normal" style:font-size-complex="9pt" style:font-style-complex="normal" style:font-weight-complex="normal"/>
    </style:style>
    <style:style style:name="P18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5ff15" style:font-size-asian="9pt" style:font-style-asian="normal" style:font-weight-asian="normal" style:font-size-complex="9pt" style:font-style-complex="normal" style:font-weight-complex="normal"/>
    </style:style>
    <style:style style:name="P18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8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9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3e534" style:font-size-asian="9pt" style:font-style-asian="normal" style:font-weight-asian="normal" style:font-size-complex="9pt" style:font-style-complex="normal" style:font-weight-complex="normal"/>
    </style:style>
    <style:style style:name="P19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7ca81" style:font-size-asian="9pt" style:font-style-asian="normal" style:font-weight-asian="normal" style:font-size-complex="9pt" style:font-style-complex="normal" style:font-weight-complex="normal"/>
    </style:style>
    <style:style style:name="P19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e3dc5" officeooo:paragraph-rsid="003e3dc5" style:font-size-asian="9pt" style:font-style-asian="normal" style:font-weight-asian="normal" style:font-size-complex="9pt" style:font-style-complex="normal" style:font-weight-complex="normal"/>
    </style:style>
    <style:style style:name="P19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9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9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7ca81" style:font-size-asian="9pt" style:font-style-asian="normal" style:font-weight-asian="normal" style:font-size-complex="9pt" style:font-style-complex="normal" style:font-weight-complex="normal"/>
    </style:style>
    <style:style style:name="P19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3e534" style:font-size-asian="9pt" style:font-style-asian="normal" style:font-weight-asian="normal" style:font-size-complex="9pt" style:font-style-complex="normal" style:font-weight-complex="normal"/>
    </style:style>
    <style:style style:name="P19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536f0" style:font-size-asian="9pt" style:font-style-asian="normal" style:font-weight-asian="normal" style:font-size-complex="9pt" style:font-style-complex="normal" style:font-weight-complex="normal"/>
    </style:style>
    <style:style style:name="P19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9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20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52aa" style:font-size-asian="9pt" style:font-style-asian="normal" style:font-weight-asian="normal" style:font-size-complex="9pt" style:font-style-complex="normal" style:font-weight-complex="normal"/>
    </style:style>
    <style:style style:name="P20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20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20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2df84" officeooo:paragraph-rsid="00492082" style:font-size-asian="9pt" style:font-style-asian="normal" style:font-weight-asian="normal" style:font-size-complex="9pt" style:font-style-complex="normal" style:font-weight-complex="normal"/>
    </style:style>
    <style:style style:name="P20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5536f0" style:font-size-asian="9pt" style:font-style-asian="normal" style:font-weight-asian="normal" style:font-size-complex="9pt" style:font-style-complex="normal" style:font-weight-complex="normal"/>
    </style:style>
    <style:style style:name="P20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20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9609" officeooo:paragraph-rsid="00536340" style:font-size-asian="9pt" style:font-style-asian="normal" style:font-weight-asian="normal" style:font-size-complex="9pt" style:font-style-complex="normal" style:font-weight-complex="normal"/>
    </style:style>
    <style:style style:name="P20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36340" style:font-size-asian="9pt" style:font-style-asian="normal" style:font-weight-asian="normal" style:font-size-complex="9pt" style:font-style-complex="normal" style:font-weight-complex="normal"/>
    </style:style>
    <style:style style:name="P20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20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21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21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536340" style:font-size-asian="9pt" style:font-style-asian="normal" style:font-weight-asian="normal" style:font-size-complex="9pt" style:font-style-complex="normal" style:font-weight-complex="normal"/>
    </style:style>
    <style:style style:name="P21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21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510795" style:font-size-asian="9pt" style:font-style-asian="normal" style:font-weight-asian="normal" style:font-size-complex="9pt" style:font-style-complex="normal" style:font-weight-complex="normal"/>
    </style:style>
    <style:style style:name="P21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T1" style:family="text">
      <style:text-properties fo:font-style="italic" style:font-style-asian="italic" style:font-style-complex="italic"/>
    </style:style>
    <style:style style:name="T2" style:family="text">
      <style:text-properties fo:font-variant="normal" fo:text-transform="none" fo:background-color="transparent" loext:char-shading-value="0"/>
    </style:style>
    <style:style style:name="T3" style:family="text">
      <style:text-properties fo:font-variant="normal" fo:text-transform="none" officeooo:rsid="0010b97d" fo:background-color="transparent" loext:char-shading-value="0"/>
    </style:style>
    <style:style style:name="T4" style:family="text">
      <style:text-properties fo:font-variant="normal" fo:text-transform="none" officeooo:rsid="00492082" fo:background-color="transparent" loext:char-shading-value="0"/>
    </style:style>
    <style:style style:name="T5" style:family="text">
      <style:text-properties fo:font-variant="normal" fo:text-transform="none" officeooo:rsid="00561289" fo:background-color="transparent" loext:char-shading-value="0"/>
    </style:style>
    <style:style style:name="T6" style:family="text">
      <style:text-properties fo:font-variant="normal" fo:text-transform="none" officeooo:rsid="0061ca80" fo:background-color="transparent" loext:char-shading-value="0"/>
    </style:style>
    <style:style style:name="T7" style:family="text">
      <style:text-properties fo:font-variant="normal" fo:text-transform="none" style:text-underline-style="solid" style:text-underline-width="auto" style:text-underline-color="font-color" officeooo:rsid="00492082" fo:background-color="transparent" loext:char-shading-value="0"/>
    </style:style>
    <style:style style:name="T8" style:family="text">
      <style:text-properties fo:font-variant="normal" fo:text-transform="none" style:text-underline-style="solid" style:text-underline-width="auto" style:text-underline-color="font-color" officeooo:rsid="0061ca80" fo:background-color="transparent" loext:char-shading-value="0"/>
    </style:style>
    <style:style style:name="T9" style:family="text">
      <style:text-properties fo:font-variant="normal" fo:text-transform="none" style:use-window-font-color="true" officeooo:rsid="00492082" fo:background-color="transparent" loext:char-shading-value="0"/>
    </style:style>
    <style:style style:name="T10" style:family="text">
      <style:text-properties fo:font-variant="normal" fo:text-transform="none" style:use-window-font-color="true" style:text-underline-style="solid" style:text-underline-width="auto" style:text-underline-color="font-color" officeooo:rsid="00492082" fo:background-color="transparent" loext:char-shading-value="0"/>
    </style:style>
    <style:style style:name="T11" style:family="text">
      <style:text-properties fo:font-variant="normal" fo:text-transform="none" style:use-window-font-color="true" style:text-underline-style="solid" style:text-underline-width="auto" style:text-underline-color="font-color" officeooo:rsid="00536340" fo:background-color="transparent" loext:char-shading-value="0"/>
    </style:style>
    <style:style style:name="T12" style:family="text">
      <style:text-properties fo:font-variant="normal" fo:text-transform="none" style:use-window-font-color="true" fo:font-style="normal" style:text-underline-style="solid" style:text-underline-width="auto" style:text-underline-color="font-color" officeooo:rsid="00536340" fo:background-color="transparent" loext:char-shading-value="0" style:font-style-asian="normal" style:font-style-complex="normal"/>
    </style:style>
    <style:style style:name="T13" style:family="text">
      <style:text-properties fo:font-variant="normal" fo:text-transform="none" style:use-window-font-color="true" fo:font-style="normal" officeooo:rsid="00492082" fo:background-color="transparent" loext:char-shading-value="0" style:font-style-asian="normal" style:font-style-complex="normal"/>
    </style:style>
    <style:style style:name="T14" style:family="text">
      <style:text-properties fo:font-variant="normal" fo:text-transform="none" fo:color="#ff0000" fo:font-weight="bold" officeooo:rsid="005520aa" fo:background-color="transparent" loext:char-shading-value="0" style:font-weight-asian="bold" style:font-weight-complex="bold"/>
    </style:style>
    <style:style style:name="T15" style:family="text">
      <style:text-properties fo:font-variant="normal" fo:text-transform="none" fo:color="#ff0000" fo:font-weight="bold" officeooo:rsid="005536f0" fo:background-color="transparent" loext:char-shading-value="0" style:font-weight-asian="bold" style:font-weight-complex="bold"/>
    </style:style>
    <style:style style:name="T16" style:family="text">
      <style:text-properties fo:font-variant="normal" fo:text-transform="none" fo:color="#ff0000" fo:font-weight="bold" officeooo:rsid="001a75d5" fo:background-color="transparent" loext:char-shading-value="0" style:font-weight-asian="bold" style:font-weight-complex="bold"/>
    </style:style>
    <style:style style:name="T17" style:family="text">
      <style:text-properties fo:font-variant="normal" fo:text-transform="none" fo:color="#ff0000" fo:font-style="normal" fo:font-weight="bold" officeooo:rsid="005536f0" fo:background-color="transparent" loext:char-shading-value="0" style:font-style-asian="normal" style:font-weight-asian="bold" style:font-style-complex="normal" style:font-weight-complex="bold"/>
    </style:style>
    <style:style style:name="T18" style:family="text">
      <style:text-properties officeooo:rsid="00151960"/>
    </style:style>
    <style:style style:name="T19" style:family="text">
      <style:text-properties officeooo:rsid="0015c582"/>
    </style:style>
    <style:style style:name="T20" style:family="text">
      <style:text-properties officeooo:rsid="0016bf9f"/>
    </style:style>
    <style:style style:name="T21" style:family="text">
      <style:text-properties fo:color="#ff0000" fo:font-weight="bold" style:font-weight-asian="bold" style:font-weight-complex="bold"/>
    </style:style>
    <style:style style:name="T22" style:family="text">
      <style:text-properties fo:color="#ff0000" fo:font-weight="bold" officeooo:rsid="001dc2bf" style:font-weight-asian="bold" style:font-weight-complex="bold"/>
    </style:style>
    <style:style style:name="T23" style:family="text">
      <style:text-properties fo:color="#ff0000" fo:font-weight="bold" officeooo:rsid="00216168" style:font-weight-asian="bold" style:font-weight-complex="bold"/>
    </style:style>
    <style:style style:name="T24" style:family="text">
      <style:text-properties fo:color="#ff0000" fo:font-weight="bold" officeooo:rsid="005520aa" style:font-weight-asian="bold" style:font-weight-complex="bold"/>
    </style:style>
    <style:style style:name="T25" style:family="text">
      <style:text-properties fo:color="#ff0000" fo:font-weight="bold" officeooo:rsid="005536f0" style:font-weight-asian="bold" style:font-weight-complex="bold"/>
    </style:style>
    <style:style style:name="T26" style:family="text">
      <style:text-properties fo:color="#ff0000" fo:font-weight="bold" officeooo:rsid="001a75d5" style:font-weight-asian="bold" style:font-weight-complex="bold"/>
    </style:style>
    <style:style style:name="T27" style:family="text">
      <style:text-properties fo:color="#ff0000" fo:font-weight="bold" officeooo:rsid="005552aa" style:font-weight-asian="bold" style:font-weight-complex="bold"/>
    </style:style>
    <style:style style:name="T28" style:family="text">
      <style:text-properties fo:color="#ff0000" style:font-name="Times New Roman" fo:font-size="9pt" fo:font-style="normal" style:text-underline-style="none" fo:font-weight="bold" officeooo:rsid="001a75d5" style:font-size-asian="9pt" style:font-style-asian="normal" style:font-weight-asian="bold" style:font-size-complex="9pt" style:font-style-complex="normal" style:font-weight-complex="bold"/>
    </style:style>
    <style:style style:name="T29" style:family="text">
      <style:text-properties fo:color="#ff0000" style:font-name="Times New Roman" fo:font-size="9pt" fo:font-style="normal" style:text-underline-style="none" fo:font-weight="bold" officeooo:rsid="005552aa" style:font-size-asian="9pt" style:font-style-asian="normal" style:font-weight-asian="bold" style:font-size-complex="9pt" style:font-style-complex="normal" style:font-weight-complex="bold"/>
    </style:style>
    <style:style style:name="T30" style:family="text">
      <style:text-properties officeooo:rsid="001a4072"/>
    </style:style>
    <style:style style:name="T31" style:family="text">
      <style:text-properties style:use-window-font-color="true"/>
    </style:style>
    <style:style style:name="T32" style:family="text">
      <style:text-properties style:use-window-font-color="true" fo:font-style="italic" style:font-style-asian="italic" style:font-style-complex="italic"/>
    </style:style>
    <style:style style:name="T33" style:family="text">
      <style:text-properties style:use-window-font-color="true" style:text-underline-style="solid" style:text-underline-width="auto" style:text-underline-color="font-color"/>
    </style:style>
    <style:style style:name="T34" style:family="text">
      <style:text-properties style:use-window-font-color="true" style:text-underline-style="solid" style:text-underline-width="auto" style:text-underline-color="font-color" officeooo:rsid="002fccad"/>
    </style:style>
    <style:style style:name="T35" style:family="text">
      <style:text-properties style:use-window-font-color="true" style:text-underline-style="solid" style:text-underline-width="auto" style:text-underline-color="font-color" officeooo:rsid="0037c997"/>
    </style:style>
    <style:style style:name="T36" style:family="text">
      <style:text-properties style:use-window-font-color="true" style:text-underline-style="solid" style:text-underline-width="auto" style:text-underline-color="font-color" officeooo:rsid="0041db72"/>
    </style:style>
    <style:style style:name="T37" style:family="text">
      <style:text-properties style:use-window-font-color="true" style:text-underline-style="solid" style:text-underline-width="auto" style:text-underline-color="font-color" officeooo:rsid="0042df84"/>
    </style:style>
    <style:style style:name="T38" style:family="text">
      <style:text-properties style:use-window-font-color="true" style:text-underline-style="solid" style:text-underline-width="auto" style:text-underline-color="font-color" fo:font-weight="normal" officeooo:rsid="0042df84" style:font-weight-asian="normal" style:font-weight-complex="normal"/>
    </style:style>
    <style:style style:name="T39" style:family="text">
      <style:text-properties style:use-window-font-color="true" style:text-underline-style="solid" style:text-underline-width="auto" style:text-underline-color="font-color" fo:font-weight="normal" officeooo:rsid="0045ff15" style:font-weight-asian="normal" style:font-weight-complex="normal"/>
    </style:style>
    <style:style style:name="T40" style:family="text">
      <style:text-properties style:use-window-font-color="true" style:text-underline-style="solid" style:text-underline-width="auto" style:text-underline-color="font-color" fo:font-weight="normal" officeooo:rsid="00536340" style:font-weight-asian="normal" style:font-weight-complex="normal"/>
    </style:style>
    <style:style style:name="T41" style:family="text">
      <style:text-properties style:use-window-font-color="true" style:text-underline-style="solid" style:text-underline-width="auto" style:text-underline-color="font-color" officeooo:rsid="0045ff15"/>
    </style:style>
    <style:style style:name="T42" style:family="text">
      <style:text-properties style:use-window-font-color="true" style:text-underline-style="solid" style:text-underline-width="auto" style:text-underline-color="font-color" officeooo:rsid="001d04df"/>
    </style:style>
    <style:style style:name="T43" style:family="text">
      <style:text-properties style:use-window-font-color="true" style:text-underline-style="solid" style:text-underline-width="auto" style:text-underline-color="font-color" officeooo:rsid="00510795"/>
    </style:style>
    <style:style style:name="T44" style:family="text">
      <style:text-properties style:use-window-font-color="true" style:text-underline-style="solid" style:text-underline-width="auto" style:text-underline-color="font-color" officeooo:rsid="00536340"/>
    </style:style>
    <style:style style:name="T45" style:family="text">
      <style:text-properties style:use-window-font-color="true" style:text-underline-style="solid" style:text-underline-width="auto" style:text-underline-color="font-color" officeooo:rsid="005b1c11"/>
    </style:style>
    <style:style style:name="T46" style:family="text">
      <style:text-properties style:use-window-font-color="true" style:text-underline-style="solid" style:text-underline-width="auto" style:text-underline-color="font-color" officeooo:rsid="0063d42d"/>
    </style:style>
    <style:style style:name="T47" style:family="text">
      <style:text-properties style:use-window-font-color="true" fo:font-style="normal" style:text-underline-style="solid" style:text-underline-width="auto" style:text-underline-color="font-color" fo:font-weight="normal" officeooo:rsid="00536340" style:font-style-asian="normal" style:font-weight-asian="normal" style:font-style-complex="normal" style:font-weight-complex="normal"/>
    </style:style>
    <style:style style:name="T48" style:family="text">
      <style:text-properties style:use-window-font-color="true" fo:font-style="normal" style:text-underline-style="solid" style:text-underline-width="auto" style:text-underline-color="font-color" officeooo:rsid="0045ff15" style:font-style-asian="normal" style:font-style-complex="normal"/>
    </style:style>
    <style:style style:name="T49" style:family="text">
      <style:text-properties style:use-window-font-color="true" fo:font-style="normal" style:text-underline-style="solid" style:text-underline-width="auto" style:text-underline-color="font-color" officeooo:rsid="00536340" style:font-style-asian="normal" style:font-style-complex="normal"/>
    </style:style>
    <style:style style:name="T50" style:family="text">
      <style:text-properties style:use-window-font-color="true" fo:font-style="normal" fo:font-weight="normal" officeooo:rsid="00492082" style:font-style-asian="normal" style:font-weight-asian="normal" style:font-style-complex="normal" style:font-weight-complex="normal"/>
    </style:style>
    <style:style style:name="T51" style:family="text">
      <style:text-properties style:use-window-font-color="true" fo:font-style="normal" officeooo:rsid="0045ff15" style:font-style-asian="normal" style:font-style-complex="normal"/>
    </style:style>
    <style:style style:name="T52" style:family="text">
      <style:text-properties style:use-window-font-color="true" fo:font-style="normal" officeooo:rsid="00492082" style:font-style-asian="normal" style:font-style-complex="normal"/>
    </style:style>
    <style:style style:name="T53" style:family="text">
      <style:text-properties style:use-window-font-color="true" officeooo:rsid="001dc2bf"/>
    </style:style>
    <style:style style:name="T54" style:family="text">
      <style:text-properties style:use-window-font-color="true" officeooo:rsid="001fa7cb"/>
    </style:style>
    <style:style style:name="T55" style:family="text">
      <style:text-properties style:use-window-font-color="true" fo:font-weight="bold" style:font-weight-asian="bold" style:font-weight-complex="bold"/>
    </style:style>
    <style:style style:name="T56" style:family="text">
      <style:text-properties style:use-window-font-color="true" fo:font-weight="bold" officeooo:rsid="00216168" style:font-weight-asian="bold" style:font-weight-complex="bold"/>
    </style:style>
    <style:style style:name="T57" style:family="text">
      <style:text-properties style:use-window-font-color="true" fo:font-weight="bold" officeooo:rsid="00189cec" style:font-weight-asian="bold" style:font-weight-complex="bold"/>
    </style:style>
    <style:style style:name="T58" style:family="text">
      <style:text-properties style:use-window-font-color="true" fo:font-weight="bold" officeooo:rsid="002e5bb3" style:font-weight-asian="bold" style:font-weight-complex="bold"/>
    </style:style>
    <style:style style:name="T59" style:family="text">
      <style:text-properties style:use-window-font-color="true" officeooo:rsid="00254645"/>
    </style:style>
    <style:style style:name="T60" style:family="text">
      <style:text-properties style:use-window-font-color="true" officeooo:rsid="0025472d"/>
    </style:style>
    <style:style style:name="T61" style:family="text">
      <style:text-properties style:use-window-font-color="true" officeooo:rsid="00283d6b"/>
    </style:style>
    <style:style style:name="T62" style:family="text">
      <style:text-properties style:use-window-font-color="true" officeooo:rsid="0027395f"/>
    </style:style>
    <style:style style:name="T63" style:family="text">
      <style:text-properties style:use-window-font-color="true" officeooo:rsid="002c5e1b"/>
    </style:style>
    <style:style style:name="T64" style:family="text">
      <style:text-properties style:use-window-font-color="true" officeooo:rsid="002e5bb3"/>
    </style:style>
    <style:style style:name="T65" style:family="text">
      <style:text-properties style:use-window-font-color="true" officeooo:rsid="002fccad"/>
    </style:style>
    <style:style style:name="T66" style:family="text">
      <style:text-properties style:use-window-font-color="true" officeooo:rsid="0031bc4a"/>
    </style:style>
    <style:style style:name="T67" style:family="text">
      <style:text-properties style:use-window-font-color="true" officeooo:rsid="003578c3"/>
    </style:style>
    <style:style style:name="T68" style:family="text">
      <style:text-properties style:use-window-font-color="true" officeooo:rsid="0036ea5e"/>
    </style:style>
    <style:style style:name="T69" style:family="text">
      <style:text-properties style:use-window-font-color="true" officeooo:rsid="0037c997"/>
    </style:style>
    <style:style style:name="T70" style:family="text">
      <style:text-properties style:use-window-font-color="true" officeooo:rsid="003a40f8"/>
    </style:style>
    <style:style style:name="T71" style:family="text">
      <style:text-properties style:use-window-font-color="true" officeooo:rsid="003b1e4f"/>
    </style:style>
    <style:style style:name="T72" style:family="text">
      <style:text-properties style:use-window-font-color="true" officeooo:rsid="003897c6"/>
    </style:style>
    <style:style style:name="T73" style:family="text">
      <style:text-properties style:use-window-font-color="true" officeooo:rsid="00417436"/>
    </style:style>
    <style:style style:name="T74" style:family="text">
      <style:text-properties style:use-window-font-color="true" officeooo:rsid="0041db72"/>
    </style:style>
    <style:style style:name="T75" style:family="text">
      <style:text-properties style:use-window-font-color="true" officeooo:rsid="0042df84"/>
    </style:style>
    <style:style style:name="T76" style:family="text">
      <style:text-properties style:use-window-font-color="true" fo:font-weight="normal" officeooo:rsid="0042df84" style:font-weight-asian="normal" style:font-weight-complex="normal"/>
    </style:style>
    <style:style style:name="T77" style:family="text">
      <style:text-properties style:use-window-font-color="true" fo:font-weight="normal" officeooo:rsid="0045ff15" style:font-weight-asian="normal" style:font-weight-complex="normal"/>
    </style:style>
    <style:style style:name="T78" style:family="text">
      <style:text-properties style:use-window-font-color="true" fo:font-weight="normal" officeooo:rsid="00492082" style:font-weight-asian="normal" style:font-weight-complex="normal"/>
    </style:style>
    <style:style style:name="T79" style:family="text">
      <style:text-properties style:use-window-font-color="true" officeooo:rsid="0045ff15"/>
    </style:style>
    <style:style style:name="T80" style:family="text">
      <style:text-properties style:use-window-font-color="true" officeooo:rsid="001d04df"/>
    </style:style>
    <style:style style:name="T81" style:family="text">
      <style:text-properties style:use-window-font-color="true" officeooo:rsid="004baf1d"/>
    </style:style>
    <style:style style:name="T82" style:family="text">
      <style:text-properties style:use-window-font-color="true" officeooo:rsid="004d11fe"/>
    </style:style>
    <style:style style:name="T83" style:family="text">
      <style:text-properties style:use-window-font-color="true" officeooo:rsid="004e4f04"/>
    </style:style>
    <style:style style:name="T84" style:family="text">
      <style:text-properties style:use-window-font-color="true" officeooo:rsid="004f3dfe"/>
    </style:style>
    <style:style style:name="T85" style:family="text">
      <style:text-properties style:use-window-font-color="true" officeooo:rsid="00510795"/>
    </style:style>
    <style:style style:name="T86" style:family="text">
      <style:text-properties style:use-window-font-color="true" officeooo:rsid="005198d1"/>
    </style:style>
    <style:style style:name="T87" style:family="text">
      <style:text-properties style:use-window-font-color="true" officeooo:rsid="00492082"/>
    </style:style>
    <style:style style:name="T88" style:family="text">
      <style:text-properties style:use-window-font-color="true" officeooo:rsid="005b1c11"/>
    </style:style>
    <style:style style:name="T89" style:family="text">
      <style:text-properties style:use-window-font-color="true" officeooo:rsid="005d8b13"/>
    </style:style>
    <style:style style:name="T90" style:family="text">
      <style:text-properties style:use-window-font-color="true" officeooo:rsid="0062cf5d"/>
    </style:style>
    <style:style style:name="T91" style:family="text">
      <style:text-properties style:use-window-font-color="true" officeooo:rsid="0063d42d"/>
    </style:style>
    <style:style style:name="T92" style:family="text">
      <style:text-properties officeooo:rsid="001b27b2"/>
    </style:style>
    <style:style style:name="T93" style:family="text">
      <style:text-properties officeooo:rsid="001b7991"/>
    </style:style>
    <style:style style:name="T94" style:family="text">
      <style:text-properties officeooo:rsid="001dc2bf"/>
    </style:style>
    <style:style style:name="T95" style:family="text">
      <style:text-properties officeooo:rsid="003c58de"/>
    </style:style>
    <style:style style:name="T96" style:family="text">
      <style:text-properties style:text-underline-style="solid" style:text-underline-width="auto" style:text-underline-color="font-color" fo:font-weight="normal" officeooo:rsid="00536340" style:font-weight-asian="normal" style:font-weight-complex="normal"/>
    </style:style>
    <style:style style:name="T97" style:family="text">
      <style:text-properties style:text-underline-style="solid" style:text-underline-width="auto" style:text-underline-color="font-color" officeooo:rsid="00492082"/>
    </style:style>
    <style:style style:name="T98" style:family="text">
      <style:text-properties style:text-underline-style="solid" style:text-underline-width="auto" style:text-underline-color="font-color" officeooo:rsid="00536340"/>
    </style:style>
    <style:style style:name="T99" style:family="text">
      <style:text-properties style:text-underline-style="solid" style:text-underline-width="auto" style:text-underline-color="font-color" officeooo:rsid="00642751"/>
    </style:style>
    <style:style style:name="T100" style:family="text">
      <style:text-properties fo:font-weight="normal" officeooo:rsid="00492082" style:font-weight-asian="normal" style:font-weight-complex="normal"/>
    </style:style>
    <style:style style:name="T101" style:family="text">
      <style:text-properties officeooo:rsid="00492082"/>
    </style:style>
    <style:style style:name="T102" style:family="text">
      <style:text-properties style:font-name="Times New Roman" fo:font-size="9pt" fo:font-style="normal" style:text-underline-style="none" officeooo:rsid="001a75d5" style:font-size-asian="9pt" style:font-style-asian="normal" style:font-size-complex="9pt" style:font-style-complex="normal"/>
    </style:style>
    <style:style style:name="T103" style:family="text">
      <style:text-properties officeooo:rsid="005536f0"/>
    </style:style>
    <style:style style:name="T104" style:family="text">
      <style:text-properties officeooo:rsid="005552aa"/>
    </style:style>
    <style:style style:name="T105" style:family="text">
      <style:text-properties officeooo:rsid="00561289"/>
    </style:style>
    <style:style style:name="T106" style:family="text">
      <style:text-properties officeooo:rsid="005d8b13"/>
    </style:style>
    <style:style style:name="T107" style:family="text">
      <style:text-properties officeooo:rsid="006092ca"/>
    </style:style>
    <style:style style:name="T108" style:family="text">
      <style:text-properties officeooo:rsid="0060f7d2"/>
    </style:style>
    <style:style style:name="T109" style:family="text">
      <style:text-properties officeooo:rsid="0064275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narrateur et les sources du livre.</text:p>
      <text:p text:style-name="P25"/>
      <text:list xml:id="list291171701827514394" text:style-name="L1">
        <text:list-item>
          <text:p text:style-name="P56">L'auteur du livre préfère cacher son nom. Il lui fut recommandé de faire connaître l'<text:span text:style-name="T1">Estoire del Saint Graal</text:span>.</text:p>
        </text:list-item>
        <text:list-item>
          <text:p text:style-name="P57">Alors qu'il dort, Dieu vient lui souffler au visage pour le rendre certain de ce dont il doute. C<text:span text:style-name="T107">'est</text:span> à lui de raconter l'histoire. <text:span text:style-name="T7">Dieu guide les chrétiens</text:span><text:span text:style-name="T4">.</text:span></text:p>
        </text:list-item>
        <text:list-item>
          <text:p text:style-name="P58">Dieu lui remet un petit livre contenant des secrets.</text:p>
        </text:list-item>
        <text:list-item>
          <text:p text:style-name="P58">L'auteur lit le livre<text:span text:style-name="T18">t</text:span>.</text:p>
        </text:list-item>
        <text:list-item>
          <text:p text:style-name="P113">Il célèbre l'office.</text:p>
        </text:list-item>
        <text:list-item>
          <text:p text:style-name="P114">Un ange l'emporte dans les airs et lui montre la force de la Trinité.</text:p>
        </text:list-item>
        <text:list-item>
          <text:p text:style-name="P114">L'auteur a bien compris le sens de la Trinité.</text:p>
        </text:list-item>
        <text:list-item>
          <text:p text:style-name="P114">Une voix lui demande de prendre la route. Il y rencontrera une bête. <text:span text:style-name="T97">Dieu guide les chrétiens</text:span><text:span text:style-name="T101">.</text:span></text:p>
        </text:list-item>
        <text:list-item>
          <text:p text:style-name="P114">Le lendemain, après la messe, Il part sur la route indiquée et finit par rencontrer une bête étrange.</text:p>
        </text:list-item>
        <text:list-item>
          <text:p text:style-name="P114">Ils contin<text:span text:style-name="T108">u</text:span>ent ensemble jusqu'à rencontrer un homme en habits religieux.</text:p>
        </text:list-item>
        <text:list-item>
          <text:p text:style-name="P114">Ils repartent. Arrivés à une source, un homme à cheval apporte à l'auteur de la nourriture de la part d'une dame.</text:p>
        </text:list-item>
        <text:list-item>
          <text:p text:style-name="P115">Ils repartent et rencontrent un chevalier qui accueille l'auteur chez lui. Plus tard, ils tombent sur une église remplie de religieuses qui l'accueillent également. Il reprend la route guidé par la bête.</text:p>
        </text:list-item>
        <text:list-item>
          <text:p text:style-name="P115">À l'aide du livret, l'auteur exorcise un homme gisant au seuil d'une église. Il s'agit d'un ermite.</text:p>
        </text:list-item>
        <text:list-item>
          <text:p text:style-name="P115">Informé d'une vision, il part chercher des pommes pour l'ermite.</text:p>
        </text:list-item>
        <text:list-item>
          <text:p text:style-name="P116">Au moment de partir, il retrouve la bête. Ils rentrent. Dieu demande à l'auteur de copier le livret et le pourvoit du nécessaire. <text:span text:style-name="T97">Dieu guide les chrétiens</text:span><text:span text:style-name="T101">.</text:span></text:p>
        </text:list-item>
        <text:list-item>
          <text:p text:style-name="P117">Le conte parle d'un chevalier : Joseph d'Arimathie.</text:p>
        </text:list-item>
        <text:list-item>
          <text:p text:style-name="P59"><text:span text:style-name="T2">À la mort de Jésus Ch</text:span><text:span text:style-name="T3">r</text:span><text:span text:style-name="T2">ist, Joseph va chercher l'écuelle qui servit à </text:span><text:span text:style-name="T5">l</text:span><text:span text:style-name="T2">a Cène. Avec l'autorisation de Ponce Pilate, il descend le Christ de la croix et l'allonge dans le sépulcre qu'il avait construit. Il recueille le sang du Christ dans l'écuelle. Les juifs pour se venger s'emparent de Joseph et l'enferment dans l</text:span><text:span text:style-name="T3">a prison</text:span><text:span text:style-name="T2"> de l'évêque Caïphe. </text:span><text:span text:style-name="T8">Terre promise</text:span><text:span text:style-name="T6">.</text:span><text:span text:style-name="T2"> </text:span><text:span text:style-name="T15">J</text:span></text:p>
        </text:list-item>
        <text:list-item>
          <text:p text:style-name="P118">Le S<text:span text:style-name="T95">eigneur</text:span> apparaît à Joseph et lui assure qu'il ne mourra pas dans cette prison. <text:span text:style-name="T25">J</text:span></text:p>
        </text:list-item>
      </text:list>
      <text:p text:style-name="P26"/>
      <text:p text:style-name="P26"/>
      <text:p text:style-name="P29">Joseph libéré par Vespasien</text:p>
      <text:p text:style-name="P26"/>
      <text:list xml:id="list83324459846367" text:continue-numbering="true" text:style-name="L1">
        <text:list-item>
          <text:p text:style-name="P60">Joseph sera tiré de prison à l'époque du règne de l'empereur Titus. Le fils de Titus, Vespasien est atteint de la lèpre.</text:p>
        </text:list-item>
        <text:list-item>
          <text:p text:style-name="P60">Un chevalier assure avoir été guérit autrefois de la lèpre de la main de Jésus Christ. Vespasien entend bien venger la mort de ce dernier.</text:p>
        </text:list-item>
        <text:list-item>
          <text:p text:style-name="P60">Vespasien envoie le chevalier en Judée et fait rechercher un objet que le Christ aurait touché. Véronique apporte sa serviette. Le chevalier rentre à Rome avec la serviette pendant que Vespasien rêve d'un lion qui l'agresse. <text:span text:style-name="T99">Le lion</text:span><text:span text:style-name="T109">.</text:span></text:p>
        </text:list-item>
        <text:list-item>
          <text:p text:style-name="P60">Le chevalier donne la serviette à Vespasien qui guérit aussitôt.</text:p>
        </text:list-item>
        <text:list-item>
          <text:p text:style-name="P60">Vespasien part en Judée délivrer Joseph.</text:p>
        </text:list-item>
        <text:list-item>
          <text:p text:style-name="P61">Il pénètre dans la prison de Caïphe et retrouve Joseph.</text:p>
        </text:list-item>
        <text:list-item>
          <text:p text:style-name="P62">Joseph croit qu'il resta enfermé quelques jours alors qu'en vérité il y resta quarante-deux ans. Son corps n'a pas vieilli. Caïphe est envoyé sur les flots à bord d'un bateau. <text:span text:style-name="T15">J</text:span></text:p>
        </text:list-item>
        <text:list-item>
          <text:p text:style-name="P62">Une voix demande à Joseph <text:span text:style-name="T18">de renoncer</text:span> <text:span text:style-name="T18">au</text:span> monde pour aller prêcher avec sa compagnie dans les territoires étrangers. <text:span text:style-name="T7">Dieu guide les chrétiens</text:span><text:span text:style-name="T4">.</text:span> <text:span text:style-name="T48">Renoncement des pèlerins</text:span><text:span text:style-name="T51">. </text:span><text:span text:style-name="T49">Christianisation du monde</text:span><text:span text:style-name="T52">. </text:span><text:span text:style-name="T17">J</text:span></text:p>
        </text:list-item>
        <text:list-item>
          <text:p text:style-name="P63">Joseph reçoit le signe du chrétien de la main de saint Philippe. Vespasien décide de se faire baptiser à l'insu de son <text:span text:style-name="T106">propre</text:span> père. Pour cette trahison, il sera bannit. <text:span text:style-name="T15">J</text:span></text:p>
        </text:list-item>
      </text:list>
      <text:p text:style-name="P27"/>
      <text:p text:style-name="P27"/>
      <text:p text:style-name="P2">Joseph évangélisateur.</text:p>
      <text:p text:style-name="P27"/>
      <text:list xml:id="list83323713717517" text:continue-numbering="true" text:style-name="L1">
        <text:list-item>
          <text:p text:style-name="P64">Joseph et sa compagnie font des sermons et baptisent les premiers chrétiens. <text:span text:style-name="T47">Christianisation du monde</text:span><text:span text:style-name="T50">. </text:span><text:span text:style-name="T17">J</text:span></text:p>
        </text:list-item>
        <text:list-item>
          <text:p text:style-name="P64">Dieu demande à Joseph de construire une arche pour abriter l'écuelle. Ils se rendent à Sarras. <text:span text:style-name="T7">Dieu guide les chrétiens</text:span><text:span text:style-name="T4">. </text:span><text:span text:style-name="T15">J</text:span></text:p>
        </text:list-item>
        <text:list-item>
          <text:p text:style-name="P64">Dieu demande à Joseph d'aller prêcher dans cette ville. <text:span text:style-name="T7">Dieu guide les chrétiens</text:span><text:span text:style-name="T4">. </text:span><text:span text:style-name="T12">Christianisation du monde</text:span><text:span text:style-name="T13">. </text:span><text:span text:style-name="T17">J</text:span></text:p>
        </text:list-item>
        <text:list-item>
          <text:p text:style-name="P65">Le roi de la cité, Évalac le Malconnu est en guerre contre les Égyptiens. <text:span text:style-name="T27">M</text:span></text:p>
        </text:list-item>
        <text:list-item>
          <text:p text:style-name="P65">Joseph lui promet de lui montrer comment il sera victorieux contre ses ennemis.</text:p>
        </text:list-item>
        <text:list-item>
          <text:p text:style-name="P65">Joseph veut démontrer la puissance salvatrice du Seigneur.</text:p>
        </text:list-item>
        <text:list-item>
          <text:p text:style-name="P65"><text:span text:style-name="T103">Joseph</text:span> raconte au roi le mystère de l'Incarnation.</text:p>
        </text:list-item>
        <text:list-item>
          <text:p text:style-name="P65"><text:span text:style-name="T103">Joseph</text:span> raconte les épisodes de la vie de Jésus Christ <text:span text:style-name="T18">et explique le rôle de ce dernier dans ce monde.</text:span></text:p>
        </text:list-item>
        <text:list-item>
          <text:p text:style-name="P66"><text:span text:style-name="T103">Joseph</text:span> explique le mystère de l'Incarnation. <text:span text:style-name="T15">J</text:span></text:p>
        </text:list-item>
        <text:list-item>
          <text:p text:style-name="P69">Idem</text:p>
        </text:list-item>
        <text:list-item>
          <text:p text:style-name="P69">Idem</text:p>
        </text:list-item>
        <text:list-item>
          <text:p text:style-name="P67">Dans le doute, le roi convoque les clercs de sa cité afin de connaître leur sentiment. Ils remettent leur verdict au lendemain.</text:p>
        </text:list-item>
        <text:list-item>
          <text:p text:style-name="P67">Le roi <text:span text:style-name="T19">offre</text:span> l'hospitalité à Joseph.</text:p>
        </text:list-item>
        <text:list-item>
          <text:p text:style-name="P68">Il rencontre les compagnons de Joseph qui cheminent pieds nus et pauvrement vêtus. Joseph en explique la raison. <text:span text:style-name="T48">Renoncement des pèlerins</text:span><text:span text:style-name="T51">.</text:span></text:p>
        </text:list-item>
      </text:list>
      <text:p text:style-name="P28"/>
      <text:p text:style-name="P28"/>
      <text:p text:style-name="P3">Vision d'Évalac.</text:p>
      <text:p text:style-name="P10"/>
      <text:list xml:id="list83322720386616" text:continue-numbering="true" text:style-name="L1">
        <text:list-item>
          <text:p text:style-name="P70">Pendant la nuit, le roi Évalac a une vision. <text:span text:style-name="T56">(</text:span><text:span text:style-name="T57">1</text:span><text:span text:style-name="T56">)</text:span></text:p>
        </text:list-item>
        <text:list-item>
          <text:p text:style-name="P70"><text:span text:style-name="T1">Idem</text:span>.</text:p>
        </text:list-item>
        <text:list-item>
          <text:p text:style-name="P70"><text:span text:style-name="T1">Idem</text:span>.</text:p>
        </text:list-item>
      </text:list>
      <text:p text:style-name="P11"/>
      <text:p text:style-name="P4">Le sacre de Josephé.</text:p>
      <text:p text:style-name="P11"><text:soft-page-break/></text:p>
      <text:list xml:id="list83323123974725" text:continue-numbering="true" text:style-name="L1">
        <text:list-item>
          <text:p text:style-name="P71">Joseph prie et loue la gloire de Dieu.</text:p>
        </text:list-item>
        <text:list-item>
          <text:p text:style-name="P72">Dieu annonce à Joseph qu'il va consacrer Josephé son fils devant l'arche. <text:span text:style-name="T7">Dieu guide les chrétiens</text:span><text:span text:style-name="T4">.</text:span></text:p>
        </text:list-item>
        <text:list-item>
          <text:p text:style-name="P73">Sur le commandement du Seigneur, Joseph et sa femme engendrent Galaad. <text:span text:style-name="T15">J</text:span></text:p>
        </text:list-item>
        <text:list-item>
          <text:p text:style-name="P71">Le Seigneur s'adresse aux chrétiens devant l'arche. La terre tremble.</text:p>
        </text:list-item>
        <text:list-item>
          <text:p text:style-name="P71">Le Seigneur sermonne les chrétiens.</text:p>
        </text:list-item>
        <text:list-item>
          <text:p text:style-name="P71">Le Seigneur consacre Josephé. <text:span text:style-name="T24">Jé</text:span></text:p>
        </text:list-item>
        <text:list-item>
          <text:p text:style-name="P71">Le Seigneur lui ordonne d'ouvrir l'arche.</text:p>
        </text:list-item>
        <text:list-item>
          <text:p text:style-name="P74">Josephé découvre l'intérieur de l'arche. Les cinq anges et les instruments de la Passion. <text:span text:style-name="T24">Jé</text:span></text:p>
        </text:list-item>
        <text:list-item>
          <text:p text:style-name="P74">Josephé voit le Christ crucifié.</text:p>
        </text:list-item>
        <text:list-item>
          <text:p text:style-name="P73">Josephé tente de pénétrer dans l'arche pour relever le Christ qui semble tomber. Joseph s'approche et découvre l'intérieur de l'arche. <text:span text:style-name="T15">J</text:span></text:p>
        </text:list-item>
        <text:list-item>
          <text:p text:style-name="P71">Joseph voit une multitude d'anges et d'objets, puis voit le Christ. Ce dernier sort de l'arche.</text:p>
        </text:list-item>
        <text:list-item>
          <text:p text:style-name="P71">Joseph et Josephé voient un ange accompag<text:span text:style-name="T20">n</text:span>ant le Christ asperger les chrétiens.</text:p>
        </text:list-item>
        <text:list-item>
          <text:p text:style-name="P74">Le Seigneur montre à Josephé comment purifier l'eau. <text:span text:style-name="T24">Jé</text:span></text:p>
        </text:list-item>
        <text:list-item>
          <text:p text:style-name="P74">Josephé devient le premier évêque de l'Église. <text:span text:style-name="T40">Christianisation du monde</text:span><text:span text:style-name="T78">. </text:span><text:span text:style-name="T24">Jé</text:span></text:p>
        </text:list-item>
        <text:list-item>
          <text:p text:style-name="P75">Le Seigneur oint Josephé. <text:span text:style-name="T24">Jé</text:span></text:p>
        </text:list-item>
        <text:list-item>
          <text:p text:style-name="P76">La signification des souliers : piété.</text:p>
        </text:list-item>
        <text:list-item>
          <text:p text:style-name="P76">La signification des vêtements blancs : chasteté et virginité.</text:p>
        </text:list-item>
        <text:list-item>
          <text:p text:style-name="P76">La signification du vêtement qui couvre la tête : humilité.</text:p>
        </text:list-item>
        <text:list-item>
          <text:p text:style-name="P76">La signification des autres vêtements : patience, droiture, abstinence.</text:p>
        </text:list-item>
        <text:list-item>
          <text:p text:style-name="P76">La signification des autres vêtements : obéissance, charité, vengeance, miséricorde.</text:p>
        </text:list-item>
        <text:list-item>
          <text:p text:style-name="P76">La signification de l'anneau : mariage de Josephé avec la Sainte Église.</text:p>
        </text:list-item>
        <text:list-item>
          <text:p text:style-name="P76">La signification de la coiffure pointue : confession.</text:p>
        </text:list-item>
        <text:list-item>
          <text:p text:style-name="P75">Le Seigneur recommande les chrétiens à Josephé leur pasteur. <text:span text:style-name="T24">Jé</text:span></text:p>
        </text:list-item>
        <text:list-item>
          <text:p text:style-name="P75">Josephé célèbre la première consécration devant l'arche. Il démembre les corps de l'enfant. <text:span text:style-name="T24">Jé</text:span></text:p>
        </text:list-item>
        <text:list-item>
          <text:p text:style-name="P76">Josephé communie.</text:p>
        </text:list-item>
        <text:list-item>
          <text:p text:style-name="P76">Les anges communient. Le Seigneur sermonne le peuple chrétien.</text:p>
        </text:list-item>
        <text:list-item>
          <text:p text:style-name="P75">Le Seigneur demande à Josephé de consacrer d'autres évêques désormais. <text:span text:style-name="T24">Jé</text:span> <text:span text:style-name="T40">Christianisation du monde</text:span><text:span text:style-name="T78">.</text:span></text:p>
        </text:list-item>
        <text:list-item>
          <text:p text:style-name="P75">Le Seigneur demande à Josephé de renseigner Évalac au sujet de sa vision. <text:span text:style-name="T24">Jé</text:span></text:p>
        </text:list-item>
        <text:list-item>
          <text:p text:style-name="P76">Lucan est nommé gardien de l'arche. Évalac demande des preuves au sujet de la Trinité. <text:span text:style-name="T21">M</text:span></text:p>
        </text:list-item>
        <text:list-item>
          <text:p text:style-name="P75">Josephé discoure au sujet de la Trinité. Un clerc lui fait des objections.</text:p>
        </text:list-item>
        <text:list-item>
          <text:p text:style-name="P75">Josephé prédit le déroulement de la guerre d'Évalac contre Tholomé. <text:span text:style-name="T24">Jé</text:span></text:p>
        </text:list-item>
        <text:list-item>
          <text:p text:style-name="P76"><text:span text:style-name="T1">Idem</text:span>.</text:p>
        </text:list-item>
        <text:list-item>
          <text:p text:style-name="P75">Josephé répond au clerc.</text:p>
        </text:list-item>
        <text:list-item>
          <text:p text:style-name="P76">Le clerc devient aveugle et muet.</text:p>
        </text:list-item>
        <text:list-item>
          <text:p text:style-name="P76">Évalac reste sceptique. <text:span text:style-name="T21">M</text:span></text:p>
        </text:list-item>
        <text:list-item>
          <text:p text:style-name="P77">On tente de guérir le clerc par la grâce d'Apollin. Le diable se manifeste dans la statue.</text:p>
        </text:list-item>
        <text:list-item>
          <text:p text:style-name="P78">Josephé exorcise la statue d'Apollin. <text:span text:style-name="T24">Jé</text:span></text:p>
        </text:list-item>
        <text:list-item>
          <text:p text:style-name="P78">Un messager confirme au roi l'avancée des troupes de Tholomé. Josephé rappelle à Évalac ses origines. <text:span text:style-name="T24">Jé</text:span></text:p>
        </text:list-item>
        <text:list-item>
          <text:p text:style-name="P77"><text:span text:style-name="T1">Idem</text:span>. Il demande à Évalac d'être humble.</text:p>
        </text:list-item>
        <text:list-item>
          <text:p text:style-name="P77">Évalac promet de se laisser convertir si Josephé lui donne un conseil pour la bataille.</text:p>
        </text:list-item>
        <text:list-item>
          <text:p text:style-name="P78">Josephé met une étoffe rouge en forme de croix sur un écu blanc. La croix est le signe qui sauve. <text:span text:style-name="T24">Jé</text:span></text:p>
        </text:list-item>
        <text:list-item>
          <text:p text:style-name="P77">Évalac part pour Charabe<text:span text:style-name="T30">l</text:span> puis pour Valagin, assiégée par Tholomé.</text:p>
        </text:list-item>
        <text:list-item>
          <text:p text:style-name="P77">Évalac attaque Tholomé aux pieds de Valagin.</text:p>
        </text:list-item>
        <text:list-item>
          <text:p text:style-name="P79">Évalac fuit avec le reste de son armée à Licoine. <text:span text:style-name="T27">M</text:span></text:p>
        </text:list-item>
        <text:list-item>
          <text:p text:style-name="P77">Tholomé part pour Licoine avec la moitié de son armée.</text:p>
        </text:list-item>
        <text:list-item>
          <text:p text:style-name="P77">Évalac est déterminé à attaquer Tholomé.</text:p>
        </text:list-item>
        <text:list-item>
          <text:p text:style-name="P77">Évalac reçoit un message de sa femme qui avait consulté Josephé.</text:p>
        </text:list-item>
        <text:list-item>
          <text:p text:style-name="P77">Évalac réalise que la prédiction de Josephé était vraie.</text:p>
        </text:list-item>
        <text:list-item>
          <text:p text:style-name="P77">Évalac est rejoint par son beau-frère Séraphé. <text:span text:style-name="T21">N</text:span></text:p>
        </text:list-item>
        <text:list-item>
          <text:p text:style-name="P77">Tholomé attaque Évalac à Orcan.</text:p>
        </text:list-item>
        <text:list-item>
          <text:p text:style-name="P77">Évalac prend le dessus dans la bataille du Passage de la Roche.</text:p>
        </text:list-item>
        <text:list-item>
          <text:p text:style-name="P77">Les troupes se réorganisent.</text:p>
        </text:list-item>
        <text:list-item>
          <text:p text:style-name="P77">Évalac attaque Tholomé. Séraphé se bat par amitié. <text:span text:style-name="T21">N</text:span></text:p>
        </text:list-item>
        <text:list-item>
          <text:p text:style-name="P77">Séraphé est vaillant dans la bataille. <text:span text:style-name="T21">N</text:span></text:p>
        </text:list-item>
        <text:list-item>
          <text:p text:style-name="P77">Les deux armées sont aux prises dans la mêlée.</text:p>
        </text:list-item>
        <text:list-item>
          <text:p text:style-name="P77">Séraphé fait des prodiges. <text:span text:style-name="T21">N</text:span></text:p>
        </text:list-item>
        <text:list-item>
          <text:p text:style-name="P80">Les hommes de Séraphé contiennent l’assaut de Tholomé.</text:p>
        </text:list-item>
        <text:list-item>
          <text:p text:style-name="P80">Les hommes du sénéchal soutiennent Séraphé et atteignent Tholomé.</text:p>
        </text:list-item>
        <text:list-item>
          <text:p text:style-name="P80">Archimède, le neveu d'Évalac attaque. Tholomé tue le sénéchal. Évalac se bat contre Tholomé. Archimède prend le dessus et rejoint le cœur de la bataille. Les hommes de Tholomé, après une courte retraite, se réengagent dans le combat.</text:p>
        </text:list-item>
        <text:list-item>
          <text:p text:style-name="P81">La mêlée est un massacre. Tholomé prend le dessus.</text:p>
        </text:list-item>
        <text:list-item>
          <text:p text:style-name="P81">Séraphé fait des prodiges. <text:span text:style-name="T21">N</text:span></text:p>
        </text:list-item>
        <text:list-item>
          <text:p text:style-name="P81">Les hommes de Manarcur prennent les dessus sur ceux de Séraphé qui s'afflige.</text:p>
        </text:list-item>
        <text:list-item>
          <text:p text:style-name="P82">Séraphé tue Manarcur. Les hommes de Manarcur ripostent. <text:span text:style-name="T21">N</text:span></text:p>
        </text:list-item>
        <text:list-item>
          <text:p text:style-name="P81">Les hommes de Manarcur tuent ceux de Séraphé. Séraphé fait des prodiges. <text:span text:style-name="T21">N</text:span></text:p>
        </text:list-item>
        <text:list-item>
          <text:p text:style-name="P81">Séraphé tombe de cheval et s’évanouit.</text:p>
        </text:list-item>
        <text:list-item>
          <text:p text:style-name="P82">Séraphé se redresse, monte sur un cheval et rejoint Évalac. Évalac est emporté par l’ennemi.<text:span text:style-name="T27"> M</text:span></text:p>
        </text:list-item>
        <text:list-item>
          <text:p text:style-name="P81">Évalac supplie le Seigneur de lui venir en aide.</text:p>
        </text:list-item>
        <text:list-item>
          <text:p text:style-name="P81">Le Chevalier Blanc fait son apparition.</text:p>
        </text:list-item>
        <text:list-item>
          <text:p text:style-name="P81"><text:soft-page-break/>Le Chevalier Blanc abat Tholomé qui est fait prisonnier. Le Chevalier Blanc et Évalac retournent au combat.</text:p>
        </text:list-item>
        <text:list-item>
          <text:p text:style-name="P81">Le Chevalier Blanc vient au secours de Séraphé.</text:p>
        </text:list-item>
        <text:list-item>
          <text:p text:style-name="P81">Évalac donne un cheval à Séraphé. Le Chevalier Blanc donne une hache à Séraphé.</text:p>
        </text:list-item>
        <text:list-item>
          <text:p text:style-name="P81">L'armée de Tholomé est massacrée et mise en déroute.</text:p>
        </text:list-item>
        <text:list-item>
          <text:p text:style-name="P82">L'armée de Tholomé est massacrée au Passage de la Roche. Nabur, le sénéchal de Tholomé est capturé.</text:p>
        </text:list-item>
        <text:list-item>
          <text:p text:style-name="P119"><text:span text:style-name="T102">Séraphé supplie Évalac de ne pas tuer Nabur. </text:span><text:span text:style-name="T28">N </text:span><text:span text:style-name="T29">M</text:span></text:p>
        </text:list-item>
        <text:list-item>
          <text:p text:style-name="P81">Tout le monde retourne à Orcan.</text:p>
        </text:list-item>
      </text:list>
      <text:p text:style-name="P7"/>
      <text:p text:style-name="P7"/>
      <text:p text:style-name="P5">La foi de Sarracinte.</text:p>
      <text:p text:style-name="P7"/>
      <text:list xml:id="list83323238776644" text:continue-numbering="true" text:style-name="L1">
        <text:list-item>
          <text:p text:style-name="P83">Sarracinte <text:span text:style-name="T94">demande</text:span> à Josephé la vérité au sujet de la bataille.</text:p>
        </text:list-item>
        <text:list-item>
          <text:p text:style-name="P83">Sarracinte veut croire en Dieu pour sauver Évalac.</text:p>
        </text:list-item>
        <text:list-item>
          <text:p text:style-name="P83">Sarracinte raconte l'origine de sa foi et l'histoire de sa mère malade qui avait rencontré un ermite.</text:p>
        </text:list-item>
        <text:list-item>
          <text:p text:style-name="P83">La mère de Sarracinte guérit.</text:p>
        </text:list-item>
        <text:list-item>
          <text:p text:style-name="P83">L'ermite baptise la mère de Sarracinte. Elle veut qu'il baptise aussi sa fille. <text:span text:style-name="T93">L'ermite assure Sarracinte qu'elle cessera de voir son frère dès lors qu'elle commencera à voir le Seigneur.</text:span></text:p>
        </text:list-item>
        <text:list-item>
          <text:p text:style-name="P83">Sarracinte voit le Seigneur. L'ermite baptise Sarracinte <text:span text:style-name="T92">et leur enseigne la loi de Jésus Christ</text:span>. <text:span text:style-name="T92">Il célèbre le Saint Sacrement.</text:span></text:p>
        </text:list-item>
        <text:list-item>
          <text:p text:style-name="P84">Le frère de Sarracinte part chasser une bête mystérieuse.</text:p>
        </text:list-item>
        <text:list-item>
          <text:p text:style-name="P84">Le frère de Sarracinte disparaît, conformément à ce qu'avait prédit l'ermite.</text:p>
        </text:list-item>
        <text:list-item>
          <text:p text:style-name="P84">La mère de Sarracinte se meurt, heureuse et dans la foi. Elle lui donne une boîte blanche contenant le pain du Christ.</text:p>
        </text:list-item>
        <text:list-item>
          <text:p text:style-name="P84">La mère de Sarracinte la sermonne au sujet de Dieu.</text:p>
        </text:list-item>
        <text:list-item>
          <text:p text:style-name="P84"><text:span text:style-name="T1">Idem</text:span>.</text:p>
        </text:list-item>
        <text:list-item>
          <text:p text:style-name="P84">La mère de Sarracinte lui demande de se rendre chez l'ermite afin qu'il prie pour elle.</text:p>
        </text:list-item>
        <text:list-item>
          <text:p text:style-name="P84">Sarracinte voit le Seigneur au chevet de sa mère.</text:p>
        </text:list-item>
        <text:list-item>
          <text:p text:style-name="P84">La mère de Sarracinte meurt. Sarracinte se rend chez l'ermite qui lui confie le corps sacré du Seigneur.</text:p>
        </text:list-item>
        <text:list-item>
          <text:p text:style-name="P84">En repartant, Sarracinte croise un serviteur de Jésus Christ.</text:p>
        </text:list-item>
        <text:list-item>
          <text:p text:style-name="P84">Ils retournent chez l'ermite qui est mort entre temps et l'inhument.</text:p>
        </text:list-item>
        <text:list-item>
          <text:p text:style-name="P84">Le serviteur de Jésus Christ prend sa place à l'ermitage. Il demande à Sarracinte et sa compagnie de se comporter en bons chrétiens.</text:p>
        </text:list-item>
        <text:list-item>
          <text:p text:style-name="P84">Sarracinte demande à Josephé l'issue de la bataille.</text:p>
        </text:list-item>
        <text:list-item>
          <text:p text:style-name="P84">Évalac brûle de connaître le Chevalier Blanc. <text:span text:style-name="T21">M</text:span></text:p>
        </text:list-item>
      </text:list>
      <text:p text:style-name="P8"/>
      <text:p text:style-name="P8"/>
      <text:p text:style-name="P6">Conversion d'Évalac et de Séraphé.</text:p>
      <text:p text:style-name="P8"/>
      <text:list xml:id="list83322761603675" text:continue-numbering="true" text:style-name="L1">
        <text:list-item>
          <text:p text:style-name="P85">Évalac songe au Chevalier Blanc.</text:p>
        </text:list-item>
        <text:list-item>
          <text:p text:style-name="P85">Évalac et Séraphé se rendent à Sarras.</text:p>
        </text:list-item>
        <text:list-item>
          <text:p text:style-name="P86">Évalac retrouve Josephé et lui demande qui est les Seigneur qui l'a sauvé. <text:span text:style-name="T21">M</text:span></text:p>
        </text:list-item>
        <text:list-item>
          <text:p text:style-name="P86">Josephé explique que c'est le Seigneur qui sauve dans la bataille. <text:span text:style-name="T33">Dieu </text:span><text:span text:style-name="T41">protège</text:span><text:span text:style-name="T33"> les chrétiens</text:span><text:span text:style-name="T31">. </text:span><text:span text:style-name="T24">Jé</text:span></text:p>
        </text:list-item>
        <text:list-item>
          <text:p text:style-name="P120">Josephé prouve la puissance du Seigneur en guérissant le bras d'un blessé. <text:span text:style-name="T24">Jé</text:span></text:p>
        </text:list-item>
        <text:list-item>
          <text:p text:style-name="P86"><text:span text:style-name="T31">Séraphé demande le baptême. Josephé baptise Séraphé qui devient Nascien. Il guérit aussitôt de ses blessures. La puissance divine se manifeste : brandons de feu, vive clarté. Nascien reçoit le Saint Esprit. </text:span><text:span text:style-name="T40">Christianisation du monde</text:span><text:span text:style-name="T78">.</text:span><text:span text:style-name="T31"> </text:span><text:span text:style-name="T21">N </text:span><text:span text:style-name="T24">Jé</text:span></text:p>
        </text:list-item>
        <text:list-item>
          <text:p text:style-name="P86"><text:span text:style-name="T31">Josephé baptise Évalac qui devient Mordrain, </text:span><text:span text:style-name="T53">qui signifie « lent à croire »</text:span><text:span text:style-name="T31">. </text:span><text:span text:style-name="T53">Le soldat jadis blessé au bras devient Clamacidès. Sarracinte avoue à Mordrain qu'elle est déjà chrétienne</text:span><text:span text:style-name="T31">. </text:span><text:span text:style-name="T40">Christianisation du monde</text:span><text:span text:style-name="T78">.</text:span><text:span text:style-name="T31"> </text:span><text:span text:style-name="T22">M </text:span><text:span text:style-name="T24">Jé</text:span></text:p>
        </text:list-item>
        <text:list-item>
          <text:p text:style-name="P121">Le même jour <text:span text:style-name="T103">quinze mille</text:span> nouveaux chrétiens sont baptisés. Josephé et Nascien évangélisent le territoire. Anacoron, Manatès et Lucan deviennent les gardiens de l'arche. <text:span text:style-name="T96">Christianisation du monde</text:span><text:span text:style-name="T100">. </text:span><text:span text:style-name="T24">N Jé</text:span></text:p>
        </text:list-item>
        <text:list-item>
          <text:p text:style-name="P121">Josephé exorcise la statue d'un temple à Orcan. Le diable avoue avoir tué Tholomé en le faisant se jeter d'une fenêtre du château. <text:span text:style-name="T24">Jé</text:span></text:p>
        </text:list-item>
        <text:list-item>
          <text:p text:style-name="P121">Josephé humilie le diable en le traînant dans les rues.</text:p>
        </text:list-item>
        <text:list-item>
          <text:p text:style-name="P121">Josephé baptise le peuple d'Orcan puis libère le diable. <text:span text:style-name="T96">Christianisation du monde</text:span><text:span text:style-name="T100">. </text:span><text:span text:style-name="T24">Jé</text:span></text:p>
        </text:list-item>
        <text:list-item>
          <text:p text:style-name="P122">Le diable réapparaît. Josephé tente de le poursuivre et est punis d'avoir arrêté de baptiser. Un ange lui enfonce une lance dans la cuisse.</text:p>
        </text:list-item>
        <text:list-item>
          <text:p text:style-name="P122">Lorsque l'ange retire la lance, le fer reste dans la jambe de Josephé qui est condamné à saigner et boiter.</text:p>
        </text:list-item>
      </text:list>
      <text:p text:style-name="P9"/>
      <text:p text:style-name="P9"/>
      <text:p text:style-name="P38">Conversion du peuple de Nascien.</text:p>
      <text:p text:style-name="P9"/>
      <text:list xml:id="list83324623880865" text:continue-numbering="true" text:style-name="L1">
        <text:list-item>
          <text:p text:style-name="P87"><text:span text:style-name="T31">Josephé explique la raison de cette blessure à Mordrain. Josephé continue de baptiser de nouveaux chrétiens. </text:span><text:span text:style-name="T39">Évangélisation</text:span><text:span text:style-name="T77">. </text:span><text:span text:style-name="T24">Jé</text:span><text:span text:style-name="T31"> </text:span><text:span text:style-name="T21">M</text:span></text:p>
        </text:list-item>
        <text:list-item>
          <text:p text:style-name="P123">Josephé convertit tout le territoire de Nascien. <text:span text:style-name="T96">Christianisation du monde</text:span><text:span text:style-name="T100">. </text:span><text:span text:style-name="T24">Jé</text:span></text:p>
        </text:list-item>
        <text:list-item>
          <text:p text:style-name="P123">Josephé ordonne et disperse des évêques sur les territoires de Nascien et Mordrain.</text:p>
        </text:list-item>
        <text:list-item>
          <text:p text:style-name="P123">Josephé exhume le corps des ermites Salluste et Hermione.</text:p>
        </text:list-item>
        <text:list-item>
          <text:p text:style-name="P88"><text:span text:style-name="T31">Josephé fait transférer les corps dans les cités de Sarras (Salluste) et Orberique (Hermoine). Nascien est fasciné par le Graal. </text:span><text:span text:style-name="T24">Jé </text:span><text:span text:style-name="T21">N</text:span></text:p>
        </text:list-item>
        <text:list-item>
          <text:p text:style-name="P122">Nascien soulève la patène pour voir à l'intérieur du Graal et devient aussitôt aveugle.</text:p>
        </text:list-item>
        <text:list-item>
          <text:p text:style-name="P124">Nascien comprend que Dieu transcende toute existence et est intouchable. <text:span text:style-name="T26">N</text:span></text:p>
        </text:list-item>
        <text:list-item>
          <text:p text:style-name="P89"><text:span text:style-name="T31">Nascien est incapable de partager son expérience du divin. </text:span><text:span text:style-name="T21">N</text:span></text:p>
        </text:list-item>
        <text:list-item>
          <text:p text:style-name="P89"><text:span text:style-name="T31">Un ange sort de l'arche, retire le fer de lance de la jambe de Josephé </text:span><text:span text:style-name="T54">puis guérit Josephé ainsi que Nascien. </text:span><text:span text:style-name="T58">(2)</text:span></text:p>
        </text:list-item>
        <text:list-item>
          <text:p text:style-name="P90"><text:span text:style-name="T54">L'ange prédit l'accomplissement de grands prodiges jusqu'à l'arrivée d'un chevalier. </text:span><text:span text:style-name="T38">Avènement de Galaad et fin des aventures du Graal</text:span><text:span text:style-name="T76">.</text:span><text:span text:style-name="T54"> </text:span><text:span text:style-name="T58">(2)</text:span></text:p>
        </text:list-item>
        <text:list-item>
          <text:p text:style-name="P125">Nombre de jours (12) que le fer est resté dans la cuisse de Josephé = nombre d'années que dureront les prodiges.</text:p>
        </text:list-item>
        <text:list-item>
          <text:p text:style-name="P91"><text:span text:style-name="T31">Josephé explique à Mordrain la signification de sa vision.</text:span><text:span text:style-name="T23"> </text:span><text:span text:style-name="T56">(</text:span><text:span text:style-name="T58">3</text:span><text:span text:style-name="T56">) </text:span><text:span text:style-name="T24">Jé</text:span></text:p>
        </text:list-item>
        <text:list-item>
          <text:p text:style-name="P92"><text:span text:style-name="T32">Idem</text:span><text:span text:style-name="T31">.</text:span></text:p>
        </text:list-item>
        <text:list-item>
          <text:p text:style-name="P92"><text:span text:style-name="T32">Idem</text:span><text:span text:style-name="T31">.</text:span></text:p>
        </text:list-item>
        <text:list-item>
          <text:p text:style-name="P92"><text:span text:style-name="T31">Mordrain brûle la statue de bois, symbole de son impiété. </text:span><text:span text:style-name="T21">M</text:span></text:p>
        </text:list-item>
        <text:list-item>
          <text:p text:style-name="P91"><text:soft-page-break/><text:span text:style-name="T31">Josephé convertit le roi et quitte Sarras avec une compagnie de chrétiens. </text:span><text:span text:style-name="T41">Renoncement des pèlerins</text:span><text:span text:style-name="T79">. </text:span><text:span text:style-name="T24">Jé</text:span></text:p>
        </text:list-item>
      </text:list>
      <text:p text:style-name="P12"/>
      <text:p text:style-name="P12"/>
      <text:p text:style-name="P39">Le songe de Mordrain.</text:p>
      <text:p text:style-name="P13"/>
      <text:list xml:id="list83323257877232" text:continue-numbering="true" text:style-name="L1">
        <text:list-item>
          <text:p text:style-name="P93"><text:span text:style-name="T31">Dans son sommeil, Mordrain </text:span><text:span text:style-name="T64">a une vision</text:span><text:span text:style-name="T31">. </text:span><text:span text:style-name="T55">(</text:span><text:span text:style-name="T58">4</text:span><text:span text:style-name="T55">)</text:span></text:p>
        </text:list-item>
        <text:list-item>
          <text:p text:style-name="P93"><text:span text:style-name="T32">Idem</text:span><text:span text:style-name="T31">.</text:span></text:p>
        </text:list-item>
        <text:list-item>
          <text:p text:style-name="P126">Sarracinte est inquiète pour son mari.</text:p>
        </text:list-item>
        <text:list-item>
          <text:p text:style-name="P93"><text:span text:style-name="T31">Mordrain raconte son rêve à Nascien et lui avoue sa culpabilité. </text:span><text:span text:style-name="T21">M</text:span></text:p>
        </text:list-item>
        <text:list-item>
          <text:p text:style-name="P126">Mordrain n'a pas tenu la promesse d’honorer Nascien qu'il lui avait faite devant Charabel.</text:p>
        </text:list-item>
        <text:list-item>
          <text:p text:style-name="P126">Les prêtres ne peuvent pas expliquer le songe de Mordrain.</text:p>
        </text:list-item>
        <text:list-item>
          <text:p text:style-name="P126">La terre tremble. La voix de Dieu <text:span text:style-name="T101">se fait entendre</text:span> : « Ci conmencent les grans paours ». Mordrain et Nascien s'évanouissent. Mordrain se relève et est emporté à un distance de <text:span text:style-name="T101">dix-sept</text:span> jours.</text:p>
        </text:list-item>
      </text:list>
      <text:p text:style-name="P13"/>
      <text:p text:style-name="P13"/>
      <text:p text:style-name="P39">Arrestation de Nascien.</text:p>
      <text:p text:style-name="P13"/>
      <text:list xml:id="list83323853061409" text:continue-numbering="true" text:style-name="L1">
        <text:list-item>
          <text:p text:style-name="P127">Sarracinte rentre au palais et découvre les gens du roi évanouis et Nascien parlant le Seigneur dont la main est posée sur son épaule. <text:span text:style-name="T26">N</text:span></text:p>
        </text:list-item>
        <text:list-item>
          <text:p text:style-name="P126">Nascien la rassure et lui apprend la disparition de Mordrain.</text:p>
        </text:list-item>
        <text:list-item>
          <text:p text:style-name="P126">Nascien est arrêté et interrogé.</text:p>
        </text:list-item>
        <text:list-item>
          <text:p text:style-name="P126">Calafer, un faux chrétien, veut faire emprisonner Nascien.</text:p>
        </text:list-item>
        <text:list-item>
          <text:p text:style-name="P126">Calafer fait emprisonner Nascien.</text:p>
        </text:list-item>
        <text:list-item>
          <text:p text:style-name="P93"><text:span text:style-name="T31">Sarracinte est désespérée. Nascien demande pardon au Seigneur. Nascien n'est pas atteint par le diable et ne perd pas espoir. </text:span><text:span text:style-name="T21">N</text:span></text:p>
        </text:list-item>
      </text:list>
      <text:p text:style-name="P13"/>
      <text:p text:style-name="P13"/>
      <text:p text:style-name="P39">Pompée et le bandit Forcaire.</text:p>
      <text:p text:style-name="P13"/>
      <text:list xml:id="list83323659760772" text:continue-numbering="true" text:style-name="L1">
        <text:list-item>
          <text:p text:style-name="P93"><text:span text:style-name="T31">Mordrain atterrit sur la roche du Port du Péril. </text:span><text:span text:style-name="T21">M</text:span></text:p>
        </text:list-item>
        <text:list-item>
          <text:p text:style-name="P126">Histoire du combat de l'empereur Pompée contre le bandit Forcaire et ses compagnons.</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1">Pompée, de passage à Jérusalem, profane le temple avec ses chevaux. Il est déshonoré par un vie</text:span><text:span text:style-name="T63">i</text:span><text:span text:style-name="T31">l homme.</text:span></text:p>
        </text:list-item>
        <text:list-item>
          <text:p text:style-name="P128">Pompée est couvert de honte. Ce fait n'a pas été rapporté dans l'histoire de Rome.</text:p>
        </text:list-item>
      </text:list>
      <text:p text:style-name="P14"/>
      <text:p text:style-name="P14"/>
      <text:p text:style-name="P40">Mordrain sur l'île rocheuse.</text:p>
      <text:p text:style-name="P14"/>
      <text:list xml:id="list83324550496786" text:continue-numbering="true" text:style-name="L1">
        <text:list-item>
          <text:p text:style-name="P129">Mordrain se lamente car la roche est déserte.</text:p>
        </text:list-item>
        <text:list-item>
          <text:p text:style-name="P129">Un homme arrivant sur une nef rend visite à Mordrain.</text:p>
        </text:list-item>
        <text:list-item>
          <text:p text:style-name="P94"><text:span text:style-name="T31">L'homme reproche à Mordrain son manque de foi. Il le sermonne au sujet de la foi. </text:span><text:span text:style-name="T21">M</text:span></text:p>
        </text:list-item>
        <text:list-item>
          <text:p text:style-name="P94"><text:span text:style-name="T32">Idem</text:span><text:span text:style-name="T31">.</text:span></text:p>
        </text:list-item>
        <text:list-item>
          <text:p text:style-name="P129">Une dame arrivant sur une nef rend visite à Mordrain.</text:p>
        </text:list-item>
        <text:list-item>
          <text:p text:style-name="P129">La dame propose à Mordrain et tentes de le convaincre.</text:p>
        </text:list-item>
        <text:list-item>
          <text:p text:style-name="P94"><text:span text:style-name="T32">Idem</text:span><text:span text:style-name="T31">. Mordrain est en réflexion. </text:span><text:span text:style-name="T21">M</text:span></text:p>
        </text:list-item>
        <text:list-item>
          <text:p text:style-name="P129">La dame quitte la roche.</text:p>
        </text:list-item>
        <text:list-item>
          <text:p text:style-name="P129">Mordrain pénètre dans la caverne puis perd connaissance.</text:p>
        </text:list-item>
        <text:list-item>
          <text:p text:style-name="P129">Mordrain se réveille au matin.</text:p>
        </text:list-item>
        <text:list-item>
          <text:p text:style-name="P129">Mordrain prie le Seigneur.</text:p>
        </text:list-item>
        <text:list-item>
          <text:p text:style-name="P94"><text:span text:style-name="T31">L'homme de la nef lui rend une seconde visite. Il le réprimande et le sermonne à nouveau. </text:span><text:span text:style-name="T21">M</text:span></text:p>
        </text:list-item>
        <text:list-item>
          <text:p text:style-name="P94"><text:span text:style-name="T32">Idem</text:span><text:span text:style-name="T31">.</text:span></text:p>
        </text:list-item>
        <text:list-item>
          <text:p text:style-name="P94"><text:span text:style-name="T32">Idem</text:span><text:span text:style-name="T31">. Mordrain demande qui la dame.</text:span></text:p>
        </text:list-item>
        <text:list-item>
          <text:p text:style-name="P129">Mordrain est rassasié par les paroles de l'homme. Ce dernier l'assure que le Seigneur ne l'oubliera pas.</text:p>
        </text:list-item>
        <text:list-item>
          <text:p text:style-name="P94"><text:span text:style-name="T31">Mordrain désire connaître le sens de sa vision. L'homme l'exhorte à être patient et fidèle dans la foi. </text:span><text:span text:style-name="T58">(5)</text:span><text:span text:style-name="T31"> </text:span><text:span text:style-name="T21">M</text:span></text:p>
        </text:list-item>
        <text:list-item>
          <text:p text:style-name="P94"><text:span text:style-name="T31">L'homme quitte la roche. Mordrain est en réflexion. </text:span><text:span text:style-name="T21">M</text:span></text:p>
        </text:list-item>
        <text:list-item>
          <text:p text:style-name="P129">La dame de la nef lui rend une seconde visite. Mordrain cette fois-ci la rejette.</text:p>
        </text:list-item>
        <text:list-item>
          <text:p text:style-name="P129">La dame tente de le persuader en lui promettant des trésors et en lui donnant de fausses nouvelles de son pays.</text:p>
        </text:list-item>
        <text:list-item>
          <text:p text:style-name="P94"><text:span text:style-name="T31">La dame finit par quitter la roche. Mordrain est en réflexion. </text:span><text:span text:style-name="T21">M</text:span></text:p>
        </text:list-item>
        <text:list-item>
          <text:p text:style-name="P94"><text:span text:style-name="T31">Un violent </text:span><text:span text:style-name="T59">orage</text:span><text:span text:style-name="T31"> éclate. Mordrain est étendu par terre.</text:span></text:p>
        </text:list-item>
        <text:list-item>
          <text:p text:style-name="P129">Mordrain, affamé, découvre un pain qu'il s'empresse de manger. Un oiseau surgit.</text:p>
        </text:list-item>
        <text:list-item>
          <text:p text:style-name="P129">Origine de l'oiseau.</text:p>
        </text:list-item>
        <text:list-item>
          <text:p text:style-name="P94"><text:span text:style-name="T32">Idem</text:span><text:span text:style-name="T31">.</text:span></text:p>
        </text:list-item>
        <text:list-item>
          <text:p text:style-name="P130">L'oiseau fait tomber le pain à la mer, harcèle et blesse Mordrain. <text:span text:style-name="T27">M</text:span></text:p>
        </text:list-item>
        <text:list-item>
          <text:p text:style-name="P129">Mordrain prie Dieu.</text:p>
        </text:list-item>
        <text:list-item>
          <text:p text:style-name="P129">Au septième jour l'homme revient et lui promet la délivrance s'il est fidèle.</text:p>
        </text:list-item>
        <text:list-item>
          <text:p text:style-name="P94"><text:span text:style-name="T31">Un navire splendide et vide accoste. </text:span><text:span text:style-name="T59">Un violent orage éclate.</text:span></text:p>
        </text:list-item>
        <text:list-item>
          <text:p text:style-name="P131"><text:soft-page-break/>À l'orage succède une terrible chaleur. Mordrain s'évanouit. Quand il se réveille il ne sent plus aucune douleur. <text:span text:style-name="T27">M</text:span></text:p>
        </text:list-item>
        <text:list-item>
          <text:p text:style-name="P132">Une nef accoste, arborant les écus de Nascien et Mordrain et transportant le cheval pris à Tholomé. Le sénéchal de Tholomé en sort et annonce à Mordrain que Nascien est mort.</text:p>
        </text:list-item>
        <text:list-item>
          <text:p text:style-name="P133">Mordrain pénètre dans la nef et découvre la dépouille de Nascien. La nef a déjà quitté la rive. Mordrain s'évanouit et se plaint à Dieu.</text:p>
        </text:list-item>
        <text:list-item>
          <text:p text:style-name="P95"><text:span text:style-name="T31">L'homme de la nef réapparaît et réprimande Mordrain. Il lui explique la signification du loup.</text:span><text:span text:style-name="T64"> </text:span><text:span text:style-name="T58">(5)</text:span><text:span text:style-name="T31"> </text:span><text:span text:style-name="T21">M</text:span></text:p>
        </text:list-item>
        <text:list-item>
          <text:p text:style-name="P132">L'homme de la nef disparaît. Un autre homme arrive à la surface de la mer et asperge la nef.</text:p>
        </text:list-item>
        <text:list-item>
          <text:p text:style-name="P95"><text:span text:style-name="T31">L'homme est Salluste, l'ermite dont </text:span><text:span text:style-name="T67">Josephé</text:span><text:span text:style-name="T31"> a inhumé le corps dans la cité de Sarras. Salluste explique à Mordrain le sens de sa vision. </text:span><text:span text:style-name="T58">(5)</text:span></text:p>
        </text:list-item>
        <text:list-item>
          <text:p text:style-name="P95"><text:span text:style-name="T32">Idem</text:span><text:span text:style-name="T31">.</text:span></text:p>
        </text:list-item>
        <text:list-item>
          <text:p text:style-name="P95"><text:span text:style-name="T32">Idem</text:span><text:span text:style-name="T31">.</text:span></text:p>
        </text:list-item>
        <text:list-item>
          <text:p text:style-name="P132">Salluste explique à Mordrain pourquoi il a purifié la nef et lui demande de suivre ses conseils.</text:p>
        </text:list-item>
      </text:list>
      <text:p text:style-name="P15"/>
      <text:p text:style-name="P15"/>
      <text:p text:style-name="P41">Délivrance de Nascien et châtiment de Calafer.</text:p>
      <text:p text:style-name="P15"/>
      <text:list xml:id="list83323763463327" text:continue-numbering="true" text:style-name="L1">
        <text:list-item>
          <text:p text:style-name="P95"><text:span text:style-name="T31">Nascien est emprisonné avec un de ses fils Célidoine, qui signifie « donné au ciel ». Les étoiles ont scintillé le jour de sa naissance. </text:span><text:span text:style-name="T21">C</text:span></text:p>
        </text:list-item>
        <text:list-item>
          <text:p text:style-name="P132">Après <text:span text:style-name="T104">dix-sept</text:span> jours de captivité, une grande clarté se fait dans la cellule de Nascien qui est aussitôt libéré de ses liens.</text:p>
        </text:list-item>
        <text:list-item>
          <text:p text:style-name="P134">Nascien est élevé dans les airs hors du cachot. <text:span text:style-name="T26">N</text:span></text:p>
        </text:list-item>
        <text:list-item>
          <text:p text:style-name="P95"><text:span text:style-name="T31">Calafer tente de poursuivre Nascien. </text:span><text:span text:style-name="T60">Le Seigneur apparaît dans une nuée, désarçonne Calafer et le marque de son empreinte.</text:span></text:p>
        </text:list-item>
        <text:list-item>
          <text:p text:style-name="P135">Les compagnons de Calafer le retrouvent très mal en point.</text:p>
        </text:list-item>
        <text:list-item>
          <text:p text:style-name="P135">Calafer se voyant mourir, ordonne qu'on exécute Célidoine par vengeance.</text:p>
        </text:list-item>
        <text:list-item>
          <text:p text:style-name="P96"><text:span text:style-name="T31">Les hommes de Calafer jettent Célidoine du haut d'une tour. Neuf mains attrapent Célidoine avant qu'il ne s'écrase sur le sol. </text:span><text:span text:style-name="T21">C</text:span></text:p>
        </text:list-item>
        <text:list-item>
          <text:p text:style-name="P135">Dieu fait la tour s’effondrer sur Calafer et le tue.</text:p>
        </text:list-item>
        <text:list-item>
          <text:p text:style-name="P135">Les chevaliers qui avaient accusé Nascien regrettent et s'excusent auprès de Sarracinte sa sœur.</text:p>
        </text:list-item>
        <text:list-item>
          <text:p text:style-name="P135">Sarracinte missionne cinq serviteurs pour retrouver Nascien.</text:p>
        </text:list-item>
      </text:list>
      <text:p text:style-name="P16"/>
      <text:p text:style-name="P16"/>
      <text:p text:style-name="P42">Flégentine à la recherche de Nascien.</text:p>
      <text:p text:style-name="P16"/>
      <text:list xml:id="list83324160975634" text:continue-numbering="true" text:style-name="L1">
        <text:list-item>
          <text:p text:style-name="P135">Flégentine, la femme de Nascien, décide de le retrouver et va rendre visite à son vavasseur.</text:p>
        </text:list-item>
        <text:list-item>
          <text:p text:style-name="P135">Sarracinte rend visite à Flégentine chez le vavasseur.</text:p>
        </text:list-item>
        <text:list-item>
          <text:p text:style-name="P135">Flégentine est déterminée à rester chez son vavasseur.</text:p>
        </text:list-item>
        <text:list-item>
          <text:p text:style-name="P135">Flégentine se console d'apprendre la libération de Nascien et Célidoine. Elle a une vision.</text:p>
        </text:list-item>
        <text:list-item>
          <text:p text:style-name="P135">Dans cette vision, Nascien l'invite à le suivre en Occident.</text:p>
        </text:list-item>
        <text:list-item>
          <text:p text:style-name="P135">Le vavasseur accepte de suivre Flégentine et lui demande d'accepter son fils comme compagnon.</text:p>
        </text:list-item>
        <text:list-item>
          <text:p text:style-name="P135">Flégentine accepte. Flégentine, le vavasseur et le fils du vavasseur Elyator partent en direction de l'Occident.</text:p>
        </text:list-item>
        <text:list-item>
          <text:p text:style-name="P135">Le vavasseur ment à sa femme pour ne pas l'inquiéter.</text:p>
        </text:list-item>
        <text:list-item>
          <text:p text:style-name="P135">Ils cheminent vers l'Occident et arrivent à Luissance.</text:p>
        </text:list-item>
      </text:list>
      <text:p text:style-name="P16"/>
      <text:p text:style-name="P16"/>
      <text:p text:style-name="P42">L'île tournoyante.</text:p>
      <text:p text:style-name="P16"/>
      <text:list xml:id="list83323408692419" text:continue-numbering="true" text:style-name="L1">
        <text:list-item>
          <text:p text:style-name="P135">Nascien atterrit sur l'île tournoyante.</text:p>
        </text:list-item>
        <text:list-item>
          <text:p text:style-name="P135">Origine de l'île</text:p>
        </text:list-item>
        <text:list-item>
          <text:p text:style-name="P96"><text:span text:style-name="T32">Idem</text:span><text:span text:style-name="T31">.</text:span></text:p>
        </text:list-item>
        <text:list-item>
          <text:p text:style-name="P96"><text:span text:style-name="T32">Idem</text:span><text:span text:style-name="T31">.</text:span></text:p>
        </text:list-item>
        <text:list-item>
          <text:p text:style-name="P96"><text:span text:style-name="T32">Idem</text:span><text:span text:style-name="T31">.</text:span></text:p>
        </text:list-item>
      </text:list>
      <text:p text:style-name="P16"/>
      <text:p text:style-name="P16"/>
      <text:p text:style-name="P42">Nascien sur l'île et l'épée du navire.</text:p>
      <text:p text:style-name="P16"/>
      <text:list xml:id="list83324117054999" text:continue-numbering="true" text:style-name="L1">
        <text:list-item>
          <text:p text:style-name="P97"><text:span text:style-name="T31">Nascien a le cœur intègre. Il est comparable à Job. </text:span><text:span text:style-name="T21">N</text:span></text:p>
        </text:list-item>
        <text:list-item>
          <text:p text:style-name="P136">Nascien, fatigué, s'allonge.</text:p>
        </text:list-item>
        <text:list-item>
          <text:p text:style-name="P97"><text:span text:style-name="T31">Nascien a une vision. </text:span><text:span text:style-name="T45">Le lion</text:span><text:span text:style-name="T88">. </text:span><text:span text:style-name="T55">(</text:span><text:span text:style-name="T58">6</text:span><text:span text:style-name="T55">)</text:span></text:p>
        </text:list-item>
        <text:list-item>
          <text:p text:style-name="P137">L'île bouge.</text:p>
        </text:list-item>
        <text:list-item>
          <text:p text:style-name="P137">Réflexion de l'auteur sur l'acte d'écriture, sur des épisodes de la Bible et sur l'histoire du Graal</text:p>
        </text:list-item>
        <text:list-item>
          <text:p text:style-name="P98"><text:span text:style-name="T32">Idem</text:span><text:span text:style-name="T31">.</text:span></text:p>
        </text:list-item>
        <text:list-item>
          <text:p text:style-name="P98"><text:span text:style-name="T32">Idem</text:span><text:span text:style-name="T31">.</text:span></text:p>
        </text:list-item>
        <text:list-item>
          <text:p text:style-name="P137">Le jour se lève.</text:p>
        </text:list-item>
        <text:list-item>
          <text:p text:style-name="P137">Une chose arrive par la mer.</text:p>
        </text:list-item>
        <text:list-item>
          <text:p text:style-name="P137">Une nef splendide et vide accoste.</text:p>
        </text:list-item>
        <text:list-item>
          <text:p text:style-name="P98"><text:span text:style-name="T31">Il y a une inscription sur la nef qui impressionne Nascien. Il prie aussitôt. </text:span><text:span text:style-name="T21">N</text:span></text:p>
        </text:list-item>
        <text:list-item>
          <text:p text:style-name="P138">Nascien se signe et pénètre dans la nef. Il découvre un lit, une couronne et une épée.</text:p>
        </text:list-item>
        <text:list-item>
          <text:p text:style-name="P138">Première moitié de la garde de l'épée faite en papagouste. Le porteur est protégé des fortes chaleurs.</text:p>
        </text:list-item>
        <text:list-item>
          <text:p text:style-name="P99"><text:span text:style-name="T31">Seconde moitié de la garde de l'épée faite en ortenaus. Le porteur se souvient de la raison qui l'a poussé à obtenir l'épée. Une inscription sur l'épée défend à quiconque de s'en servir et qu'elle est destinée au chevalier qui surpassera tous les autres. </text:span><text:span text:style-name="T58">(7)</text:span></text:p>
        </text:list-item>
        <text:list-item>
          <text:p text:style-name="P100"><text:span text:style-name="T31">D'autres inscriptions signalent le destin de l'épée. </text:span><text:span text:style-name="T37">Avènement de Galaad et fin des aventures du Graal</text:span><text:span text:style-name="T75">.</text:span><text:span text:style-name="T31"> </text:span><text:span text:style-name="T58">(7)</text:span></text:p>
        </text:list-item>
        <text:list-item>
          <text:p text:style-name="P99"><text:span text:style-name="T31">Le fourreau est orné de riches décorations, mais pourvue de pauvres attaches. D'autres inscriptions disent que seules les mains d'une reine pourront défaire ces attaches. </text:span><text:span text:style-name="T58">(7)</text:span></text:p>
        </text:list-item>
        <text:list-item>
          <text:p text:style-name="P99"><text:span text:style-name="T31">Nascien retourne l'épée. Elle est de l'autre côté vermeille avec des inscriptions noires. </text:span><text:span text:style-name="T58">(7)</text:span></text:p>
        </text:list-item>
        <text:list-item>
          <text:p text:style-name="P138">Le conte s'apprête à parler du lit aux trois fuseaux.</text:p>
        </text:list-item>
      </text:list>
      <text:p text:style-name="P17"><text:soft-page-break/></text:p>
      <text:p text:style-name="P17"/>
      <text:p text:style-name="P17"/>
      <text:p text:style-name="P43">Le rameau de l'arbre du paradis.</text:p>
      <text:p text:style-name="P17"/>
      <text:list xml:id="list83323661895793" text:continue-numbering="true" text:style-name="L1">
        <text:list-item>
          <text:p text:style-name="P138">Le lit aux trois fuseaux.</text:p>
        </text:list-item>
        <text:list-item>
          <text:p text:style-name="P138">Les trois couleurs : blanc, rouge et vert.</text:p>
        </text:list-item>
        <text:list-item>
          <text:p text:style-name="P99"><text:span text:style-name="T31">Au moment de cueillir la pomme, Ève emport</text:span><text:span text:style-name="T61">a</text:span><text:span text:style-name="T31"> un rameau de l'arbre.</text:span></text:p>
        </text:list-item>
        <text:list-item>
          <text:p text:style-name="P99"><text:span text:style-name="T31">Ève fich</text:span><text:span text:style-name="T61">a</text:span><text:span text:style-name="T31"> le rameau en terre.</text:span></text:p>
        </text:list-item>
        <text:list-item>
          <text:p text:style-name="P138">Ève, femme pécheresse.</text:p>
        </text:list-item>
        <text:list-item>
          <text:p text:style-name="P138">Le rameau devint un arbre blanc, symbole d'humilité et de virginité.</text:p>
        </text:list-item>
        <text:list-item>
          <text:p text:style-name="P99"><text:span text:style-name="T31">Adam et Ève plant</text:span><text:span text:style-name="T61">èr</text:span><text:span text:style-name="T31">ent d'autres arbres à partir de celui-là.</text:span></text:p>
        </text:list-item>
        <text:list-item>
          <text:p text:style-name="P99"><text:span text:style-name="T31">Abel na</text:span><text:span text:style-name="T61">qui</text:span><text:span text:style-name="T31">t de leur union sous l'Arbre de Vie.</text:span></text:p>
        </text:list-item>
        <text:list-item>
          <text:p text:style-name="P99"><text:span text:style-name="T31">Tous les arbres vir</text:span><text:span text:style-name="T61">èr</text:span><text:span text:style-name="T31">ent au vert.</text:span></text:p>
        </text:list-item>
        <text:list-item>
          <text:p text:style-name="P99"><text:span text:style-name="T31">Les descendants de l'arbre principal rest</text:span><text:span text:style-name="T61">èr</text:span><text:span text:style-name="T31">ent blancs. </text:span><text:span text:style-name="T61">Ils virèrent au vert : perte de virginité. Fleurs : chasteté, pureté. Fruits : vigueur religieuse. Les fleurs et les fruits symbolisent Abel.</text:span></text:p>
        </text:list-item>
        <text:list-item>
          <text:p text:style-name="P139">Caïn tua Abel sous l'Arbre de Vie.</text:p>
        </text:list-item>
        <text:list-item>
          <text:p text:style-name="P139">Caïn = Judas. Caïn condamné par le Seigneur.</text:p>
        </text:list-item>
        <text:list-item>
          <text:p text:style-name="P139">L'Arbre de Vie devint vermeil : le sang d'Abel. Il devint prodigieusement grand et beau, mais ses boutures périssaient.</text:p>
        </text:list-item>
      </text:list>
      <text:p text:style-name="P18"/>
      <text:p text:style-name="P18"/>
      <text:p text:style-name="P44">La nef de Salomon.</text:p>
      <text:p text:style-name="P18"/>
      <text:list xml:id="list83323433027214" text:continue-numbering="true" text:style-name="L1">
        <text:list-item>
          <text:p text:style-name="P140">L'Arbre de Vie continua d'être célébré par les descendants d'Adam et Ève.</text:p>
        </text:list-item>
        <text:list-item>
          <text:p text:style-name="P140">L'Arbre de Vie et ses descendants survécurent au Déluge.</text:p>
        </text:list-item>
        <text:list-item>
          <text:p text:style-name="P140">Le roi Salomon est très intelligent et très méfiant à l'égard de la ruse féminine.</text:p>
        </text:list-item>
        <text:list-item>
          <text:p text:style-name="P141">Une voix prédit à Salomon la venue d'une femme qui viendra réparer la faute de la première femme. <text:span text:style-name="T7">Dieu guide les chrétiens</text:span><text:span text:style-name="T4">.</text:span></text:p>
        </text:list-item>
        <text:list-item>
          <text:p text:style-name="P101"><text:span text:style-name="T31">Salomon devine que cette femme sera la Vierge Marie. Une voix lui prédit la venue d'un chevalier, dernier de son lignage. </text:span><text:span text:style-name="T10">Dieu guide les chrétiens</text:span><text:span text:style-name="T9">.</text:span><text:span text:style-name="T31"> </text:span><text:span text:style-name="T37">Avènement de Galaad et fin des aventures du Graal</text:span><text:span text:style-name="T75">.</text:span><text:span text:style-name="T62"> </text:span><text:span text:style-name="T58">(8)</text:span></text:p>
        </text:list-item>
        <text:list-item>
          <text:p text:style-name="P102"><text:span text:style-name="T62">S</text:span><text:span text:style-name="T31">alomon est préoccupé par la question. </text:span><text:span text:style-name="T58">(8)</text:span></text:p>
        </text:list-item>
        <text:list-item>
          <text:p text:style-name="P140">Sa femme lui suggère de construire une nef qui puisse durer quatre mille ans.</text:p>
        </text:list-item>
        <text:list-item>
          <text:p text:style-name="P140">Sa femme lui suggère de prendre l'épée de son père le roi David et de l'orner de pierres précieuses.</text:p>
        </text:list-item>
        <text:list-item>
          <text:p text:style-name="P140">Salomon fait orner l'épée.</text:p>
        </text:list-item>
        <text:list-item>
          <text:p text:style-name="P101"><text:span text:style-name="T31">La voix lui assure que nul autre que ce chevalier ne la dégainera. </text:span><text:span text:style-name="T10">Dieu guide les chrétiens</text:span><text:span text:style-name="T9">.</text:span><text:span text:style-name="T31"> </text:span><text:span text:style-name="T37">Avènement de Galaad et fin des aventures du Graal</text:span><text:span text:style-name="T75">.</text:span><text:span text:style-name="T62"> </text:span><text:span text:style-name="T58">(8)</text:span></text:p>
        </text:list-item>
        <text:list-item>
          <text:p text:style-name="P141">La voix lui assure que les attaches seront remplacées par une femme. L'épée sera réparée. <text:span text:style-name="T7">Dieu guide les chrétiens</text:span><text:span text:style-name="T4">.</text:span></text:p>
        </text:list-item>
        <text:list-item>
          <text:p text:style-name="P140">Salomon dépose l'épée aux pieds du lit et la couronne de son père le roi David à la tête du lit. La femme de Salomon fait faire les fuseaux.</text:p>
        </text:list-item>
        <text:list-item>
          <text:p text:style-name="P102"><text:span text:style-name="T31">Salomon fait faire les fuseaux en souvenir d'Abel. </text:span><text:span text:style-name="T58">(8)</text:span></text:p>
        </text:list-item>
        <text:list-item>
          <text:p text:style-name="P140">Salomon rédige une lettre à son descendant expliquant la signification des fuseaux. Salomon et sa femme attendent sur la rive que la nef parte.</text:p>
        </text:list-item>
        <text:list-item>
          <text:p text:style-name="P101"><text:span text:style-name="T31">Pendant la nuit le Seigneur et les anges viennent bénir la nef et graver les inscriptions. Une voix assure à Salomon que son désir sera accompli. </text:span><text:span text:style-name="T10">Dieu guide les chrétiens</text:span><text:span text:style-name="T9">.</text:span><text:span text:style-name="T31"> </text:span><text:span text:style-name="T58">(8)</text:span></text:p>
        </text:list-item>
        <text:list-item>
          <text:p text:style-name="P141">La voix chasse Salomon de la nef. <text:span text:style-name="T7">Dieu guide les chrétiens</text:span><text:span text:style-name="T4">.</text:span></text:p>
        </text:list-item>
        <text:list-item>
          <text:p text:style-name="P140">La nef est emportée par le vent.</text:p>
        </text:list-item>
      </text:list>
      <text:p text:style-name="P19"/>
      <text:p text:style-name="P19"/>
      <text:p text:style-name="P45">La symbolique de la nef de Salomon.</text:p>
      <text:p text:style-name="P20"/>
      <text:list xml:id="list83323074478118" text:continue-numbering="true" text:style-name="L1">
        <text:list-item>
          <text:p text:style-name="P142">Nascien pénètre dans la nef de Salomon. Perplexe au sujet de la signification du lit, il est aussitôt jeté à l'eau.</text:p>
        </text:list-item>
        <text:list-item>
          <text:p text:style-name="P143">Nascien se lamente de son incroyance. <text:span text:style-name="T26">N</text:span></text:p>
        </text:list-item>
        <text:list-item>
          <text:p text:style-name="P142">La nef disparaît. Nascien prie le Seigneur de l'éloigner du mal.</text:p>
        </text:list-item>
        <text:list-item>
          <text:p text:style-name="P142">Un homme de bien accoste à bord d'une nacelle.</text:p>
        </text:list-item>
        <text:list-item>
          <text:p text:style-name="P142">L'homme affirme que Calafer est mort misérablement.</text:p>
        </text:list-item>
        <text:list-item>
          <text:p text:style-name="P142">L'homme affirme qu'il a vu Calafer mort le matin même et exhorte Nascien à le croire malgré l'invraisemblance de la situation.</text:p>
        </text:list-item>
        <text:list-item>
          <text:p text:style-name="P142">L'homme explique la signification de la nef, symbole de l'Église.</text:p>
        </text:list-item>
        <text:list-item>
          <text:p text:style-name="P142">La nef signifie l'Église et la mer signifie le monde.</text:p>
        </text:list-item>
        <text:list-item>
          <text:p text:style-name="P142">L'homme explique la signification du lit. Comme la croix, il signifie repos et soulagement.</text:p>
        </text:list-item>
        <text:list-item>
          <text:p text:style-name="P142">L'homme explique la signification des fuseaux. Blanc : virginité. Vermeil : charité.</text:p>
        </text:list-item>
        <text:list-item>
          <text:p text:style-name="P142">Vert : patience.</text:p>
        </text:list-item>
        <text:list-item>
          <text:p text:style-name="P142">L'homme explique que le Fils de Dieu était accompagné de ces trois vertus lors de la Passion. Nascien s'endort.</text:p>
        </text:list-item>
        <text:list-item>
          <text:p text:style-name="P103"><text:span text:style-name="T31">Nascien a une vision. Il regrette de s'être endormi pendant le discours de l'homme. </text:span><text:span text:style-name="T55">(</text:span><text:span text:style-name="T58">9</text:span><text:span text:style-name="T55">) </text:span><text:span text:style-name="T26">N</text:span></text:p>
        </text:list-item>
      </text:list>
      <text:p text:style-name="P20"/>
      <text:p text:style-name="P20"/>
      <text:p text:style-name="P45">Célidoine et la conversion du roi <text:s/>Label.</text:p>
      <text:p text:style-name="P20"/>
      <text:list xml:id="list83324675416041" text:continue-numbering="true" text:style-name="L1">
        <text:list-item>
          <text:p text:style-name="P144">Célidoine atterrit sur une île. Un orage éclate.</text:p>
        </text:list-item>
        <text:list-item>
          <text:p text:style-name="P144">Deux nefs accostent. Le roi Label et son armée débarquent.</text:p>
        </text:list-item>
        <text:list-item>
          <text:p text:style-name="P104"><text:span text:style-name="T31">Célidoine va à leur rencontre. C'est un enfant plus mûr que les autres. Il se présente au roi Label. </text:span><text:span text:style-name="T21">C</text:span></text:p>
        </text:list-item>
        <text:list-item>
          <text:p text:style-name="P144">Célidoine explique au roi son sauvetage et son arrivée sur l'île.</text:p>
        </text:list-item>
        <text:list-item>
          <text:p text:style-name="P144">Le roi Label ne prend pas Célidoine au sérieux, mais projette de le convertir et de lui donner sa fille en mariage.</text:p>
        </text:list-item>
        <text:list-item>
          <text:p text:style-name="P104"><text:soft-page-break/><text:span text:style-name="T31">Le roi Label a une vision dans son sommeil. Ses hommes pendant ce temps ont capturé un lion. </text:span><text:span text:style-name="T33">Le lion</text:span><text:span text:style-name="T31">.</text:span></text:p>
        </text:list-item>
        <text:list-item>
          <text:p text:style-name="P144">Les conseillers du roi Label ne peuvent pas expliquer sa vision.</text:p>
        </text:list-item>
        <text:list-item>
          <text:p text:style-name="P104"><text:span text:style-name="T31">Célidoine explique au roi Label la signification de sa vision. </text:span><text:span text:style-name="T21">C</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44">Célidoine annonce au roi Label qu'il va mourir prochainement et lui rappelle qu'il a commis le meurtre de sa sœur.</text:p>
        </text:list-item>
        <text:list-item>
          <text:p text:style-name="P144">Le roi Label se morfond dans son lit, envahi de pensées.</text:p>
        </text:list-item>
        <text:list-item>
          <text:p text:style-name="P104"><text:span text:style-name="T32">Idem</text:span><text:span text:style-name="T31">.</text:span></text:p>
        </text:list-item>
        <text:list-item>
          <text:p text:style-name="P144">Le roi Label a une seconde visio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44">Le roi Label fait venir Célidoine auprès de lui.</text:p>
        </text:list-item>
        <text:list-item>
          <text:p text:style-name="P144">Célidoine fait comprendre au roi qu'il doit mériter le salut.</text:p>
        </text:list-item>
        <text:list-item>
          <text:p text:style-name="P104"><text:span text:style-name="T31">Célidoine explique au roi une vision qu'il n'a encore dévoilée à personne. </text:span><text:span text:style-name="T21">C</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04"><text:span text:style-name="T31">Célidoine explique au roi une vision que même le conte ne relate pas. </text:span><text:span text:style-name="T21">C</text:span></text:p>
        </text:list-item>
        <text:list-item>
          <text:p text:style-name="P104"><text:span text:style-name="T32">Idem</text:span><text:span text:style-name="T31">.</text:span></text:p>
        </text:list-item>
        <text:list-item>
          <text:p text:style-name="P144">Célidoine apprend au roi que sa sœur est morte chrétienne.</text:p>
        </text:list-item>
        <text:list-item>
          <text:p text:style-name="P145">Le roi Label s'en remet au commandement de Célidoine.</text:p>
        </text:list-item>
        <text:list-item>
          <text:p text:style-name="P145">Les seigneurs du roi refusent de le suivre.</text:p>
        </text:list-item>
        <text:list-item>
          <text:p text:style-name="P145">Célidoine et le roi Label rendent visite à un ermite dans la forêt.</text:p>
        </text:list-item>
        <text:list-item>
          <text:p text:style-name="P145">L'ermite explique au roi la signification d'une de ses visions.</text:p>
        </text:list-item>
        <text:list-item>
          <text:p text:style-name="P105"><text:span text:style-name="T32">Idem</text:span><text:span text:style-name="T31">.</text:span></text:p>
        </text:list-item>
        <text:list-item>
          <text:p text:style-name="P145">Le roi Label est convaincu de la vérité de cette explication.</text:p>
        </text:list-item>
        <text:list-item>
          <text:p text:style-name="P146">L'ermite baptise le roi Label. <text:span text:style-name="T98">Christianisation du monde</text:span><text:span text:style-name="T101">.</text:span></text:p>
        </text:list-item>
        <text:list-item>
          <text:p text:style-name="P145">Les seigneurs du roi tentent de s'emparer de Célidoine.</text:p>
        </text:list-item>
        <text:list-item>
          <text:p text:style-name="P145">Le lendemain le roi Label meurt.</text:p>
        </text:list-item>
      </text:list>
      <text:p text:style-name="P21"/>
      <text:p text:style-name="P21"/>
      <text:p text:style-name="P46">Célidoine, Nascien et Mordrain.</text:p>
      <text:p text:style-name="P21"/>
      <text:list xml:id="list83323958019180" text:continue-numbering="true" text:style-name="L1">
        <text:list-item>
          <text:p text:style-name="P147">Un des hommes du roi Label propose de mettre Célidoine dans une nef.</text:p>
        </text:list-item>
        <text:list-item>
          <text:p text:style-name="P106"><text:span text:style-name="T31">Un autre propose d'y mettre également le lion. Célidoine leur prédit qu'ils mourront. </text:span><text:span text:style-name="T34">Le lion</text:span><text:span text:style-name="T65">.</text:span><text:span text:style-name="T31"> </text:span><text:span text:style-name="T21">C</text:span></text:p>
        </text:list-item>
        <text:list-item>
          <text:p text:style-name="P147">Célidoine rencontre sur l'eau la nef de Salomon et y pénètre.</text:p>
        </text:list-item>
        <text:list-item>
          <text:p text:style-name="P147">La nef accoste sur une île. Célidoine retrouve Nascien son père.</text:p>
        </text:list-item>
        <text:list-item>
          <text:p text:style-name="P147">Le vent emporte la nef au large avec Célidoine et Nascien à son bord. Ils accostent sur une île.</text:p>
        </text:list-item>
        <text:list-item>
          <text:p text:style-name="P148">Un géant fonce sur eux. Nascien dégaine l'épée qui se brise aussitôt. Ils s'en remettent à Dieu.</text:p>
        </text:list-item>
        <text:list-item>
          <text:p text:style-name="P148">Nascien finit par trouver une épée et tue le géant. <text:span text:style-name="T26">N</text:span></text:p>
        </text:list-item>
        <text:list-item>
          <text:p text:style-name="P147">Une nef accoste avec Mordrain à son bord. Ils se retrouvent.</text:p>
        </text:list-item>
        <text:list-item>
          <text:p text:style-name="P147">Mordrain examine l'épée cassée. Les deux morceaux s'assemblent aussitôt.</text:p>
        </text:list-item>
        <text:list-item>
          <text:p text:style-name="P148">Sur l'ordre de Dieu, ils quittent tous les trois la nef de Salomon pour la nef de Mordrain. Au moment de passer, une épée blesse Nascien à l'épaule pour avoir voulu dégainer l'épée de la nef. <text:span text:style-name="T7">Dieu guide les chrétiens</text:span><text:span text:style-name="T4">. </text:span><text:span text:style-name="T16">N</text:span></text:p>
        </text:list-item>
        <text:list-item>
          <text:p text:style-name="P148">Nascien comprend sa faute et accepte son châtiment avec faveur. <text:span text:style-name="T26">N</text:span></text:p>
        </text:list-item>
      </text:list>
      <text:p text:style-name="P22"/>
      <text:p text:style-name="P22"/>
      <text:p text:style-name="P47">Le périple des messagers.</text:p>
      <text:p text:style-name="P22"/>
      <text:list xml:id="list83323418333943" text:continue-numbering="true" text:style-name="L1">
        <text:list-item>
          <text:p text:style-name="P149">Les messagers sont à la recherche de Nascien. Ils arrivent chez un vavasseur païen, à Rokehan, en Égypte.</text:p>
        </text:list-item>
        <text:list-item>
          <text:p text:style-name="P149">Le vavasseur les met en garde quant à leur présence en territoire ennemi. Le plus jeune messager a une vision.</text:p>
        </text:list-item>
        <text:list-item>
          <text:p text:style-name="P150">Dans cette vision, Josephé lui montre Nascien, Mordrain et Célidoine sur leur nef.</text:p>
        </text:list-item>
        <text:list-item>
          <text:p text:style-name="P149">Les messagers décident alors de repartir.</text:p>
        </text:list-item>
        <text:list-item>
          <text:p text:style-name="P149">Sur le chemin, un des messagers meurt de soif. Ils arrivent à une nef à quai remplie de cadavres. Ils y trouvent également une jeune fille. C'est la fille du roi Label.</text:p>
        </text:list-item>
        <text:list-item>
          <text:p text:style-name="P149">Les messagers décident d'offrir une sépulture à tous ces morts.</text:p>
        </text:list-item>
        <text:list-item>
          <text:p text:style-name="P149">La jeune fille n'a pas d'intention particulière.</text:p>
        </text:list-item>
        <text:list-item>
          <text:p text:style-name="P149">Ils décident donc de l'emmener avec eux. Leur nef s'éloigne de la rive pendant la nuit. Un violent orage éclate. <text:s/>Ils échouent sur une côte et deux des messagers meurent.</text:p>
        </text:list-item>
        <text:list-item>
          <text:p text:style-name="P149">Les survivants prient Dieu.</text:p>
        </text:list-item>
        <text:list-item>
          <text:p text:style-name="P107"><text:span text:style-name="T31">La jeune fille promet de se faire chrétienne. Progressant sur l'île </text:span><text:span text:style-name="T66">ils trouvent</text:span><text:span text:style-name="T31"> un mur en ruine.</text:span></text:p>
        </text:list-item>
        <text:list-item>
          <text:p text:style-name="P151">Ils découvrent finalement la maison, le lit et la tombe d'Hippocrate.</text:p>
        </text:list-item>
        <text:list-item>
          <text:p text:style-name="P151">Ils ne connaissent Hippocrate que de réputation.</text:p>
        </text:list-item>
      </text:list>
      <text:p text:style-name="P23"/>
      <text:p text:style-name="P23"/>
      <text:p text:style-name="P48">Histoire d'Hippocrate.</text:p>
      <text:p text:style-name="P23"/>
      <text:list xml:id="list83324231599916" text:continue-numbering="true" text:style-name="L1">
        <text:list-item>
          <text:p text:style-name="P151">Le médecin Hippocrate apprend la mort du neveu de l'empereur Auguste César.</text:p>
        </text:list-item>
        <text:list-item>
          <text:p text:style-name="P151">Hippocrate réveille le mort grâce à une plante.</text:p>
        </text:list-item>
        <text:list-item>
          <text:p text:style-name="P151">L'empereur fait ériger une statue en l'honneur d'Hippocrate.</text:p>
        </text:list-item>
        <text:list-item>
          <text:p text:style-name="P151"><text:soft-page-break/>Hippocrate fait depuis des miracles.</text:p>
        </text:list-item>
        <text:list-item>
          <text:p text:style-name="P151">Une femme originaire des Gaules arrive à Rome. Elle affirme qu'Hippocrate est un escroc.</text:p>
        </text:list-item>
        <text:list-item>
          <text:p text:style-name="P151">Hippocrate et la femme se rencontrent au temple. Il en est tout de suite épris.</text:p>
        </text:list-item>
        <text:list-item>
          <text:p text:style-name="P151">Hippocrate lui avoue qu'il l'aime. Elle projette de le tromper.</text:p>
        </text:list-item>
        <text:list-item>
          <text:p text:style-name="P151">De grands sages ont été trompés par la ruse des femmes.</text:p>
        </text:list-item>
        <text:list-item>
          <text:p text:style-name="P151">La femme explique à Hippocrate un système de cordage censé porter de la nourriture au sommet d'une tour grâce à une cuve.</text:p>
        </text:list-item>
        <text:list-item>
          <text:p text:style-name="P151">La femme lui propose de venir la rejoindre à l'aide de ce système.</text:p>
        </text:list-item>
        <text:list-item>
          <text:p text:style-name="P151">La véritable fonction de cette cuve est d'emprisonner les criminels. La nuit tombée Hippocrate s'installe pourtant dans la cuve.</text:p>
        </text:list-item>
        <text:list-item>
          <text:p text:style-name="P151">Hippocrate est pris au piège, aux yeux de tous.</text:p>
        </text:list-item>
        <text:list-item>
          <text:p text:style-name="P151">Le matin, personne ne devine qu'il s'agit du médecin Hippocrate. L'empereur arrive au soir et demande de qui il s'agit.</text:p>
        </text:list-item>
        <text:list-item>
          <text:p text:style-name="P151">Apprenant que son ami Hippocrate y est enfermé, il le fait délivrer sur le champ.</text:p>
        </text:list-item>
        <text:list-item>
          <text:p text:style-name="P151">Le femme fait peindre un grand panneau pour la honte d'Hippocrate.</text:p>
        </text:list-item>
        <text:list-item>
          <text:p text:style-name="P152">L'empereur fait détruire la statue et le panneau. Hippocrate reste à Rome encore longtemps.</text:p>
        </text:list-item>
        <text:list-item>
          <text:p text:style-name="P152">Un chevalier de passage à Rome raconte les miracles accomplis par Jésus Christ.</text:p>
        </text:list-item>
        <text:list-item>
          <text:p text:style-name="P152">Hippocrate part à la recherche de Jésus Christ. Sur son chemin, il rencontre Antoine le roi de Perse dont le fils est mort récemment.</text:p>
        </text:list-item>
        <text:list-item>
          <text:p text:style-name="P152">Hippocrate examine le corps du fils du roi.</text:p>
        </text:list-item>
        <text:list-item>
          <text:p text:style-name="P152">Hippocrate guérit le fils du roi. Ce dernier part visiter sa fille mariée au roi de Sur sur l'île du Géant.</text:p>
        </text:list-item>
        <text:list-item>
          <text:p text:style-name="P152">Hippocrate reste avec le roi de Sur et se marie avec sa fille. Il s'installe sur une île d'Occident et fait construire un château.</text:p>
        </text:list-item>
        <text:list-item>
          <text:p text:style-name="P152">Hippocrate fait tailler une coupe prodigieuse. Sa femme le haït et projette de la tuer en l'empoisonnant.</text:p>
        </text:list-item>
        <text:list-item>
          <text:p text:style-name="P152">Grâce à la coupe qui a le pouvoir de neutraliser toute forme de poison, Hippocrate échappe à la mort. Hippocrate part visiter le roi de Perse son ami.</text:p>
        </text:list-item>
        <text:list-item>
          <text:p text:style-name="P152">Sa femme parvient finalement à le tuer en l'empoisonnant avec la viande d'une truie en chaleur.</text:p>
        </text:list-item>
        <text:list-item>
          <text:p text:style-name="P152">Hippocrate mourant implore le roi de Perse de porter sa dépouille en sa demeure.</text:p>
        </text:list-item>
        <text:list-item>
          <text:p text:style-name="P152">Hippocrate meurt et le roi le reconduit sur son île. La famille d'Hippocrate y prospérera jusqu'à ce qu'elle soit détruite par le roi de Babylone.</text:p>
        </text:list-item>
      </text:list>
      <text:p text:style-name="P24"/>
      <text:p text:style-name="P24"/>
      <text:p text:style-name="P49">Retour à Sarras et départ de Nascien.</text:p>
      <text:p text:style-name="P24"/>
      <text:list xml:id="list83324115942336" text:continue-numbering="true" text:style-name="L1">
        <text:list-item>
          <text:p text:style-name="P153">Les messagers et la jeune fille se désespèrent de leur situation sur l'île.</text:p>
        </text:list-item>
        <text:list-item>
          <text:p text:style-name="P153">La jeune fille implore leur aide ou celle de n'importe qui.</text:p>
        </text:list-item>
        <text:list-item>
          <text:p text:style-name="P153">Une nef approche.</text:p>
        </text:list-item>
        <text:list-item>
          <text:p text:style-name="P153">Elle accoste, un homme noir à son bord.</text:p>
        </text:list-item>
        <text:list-item>
          <text:p text:style-name="P153">L'homme noir se nomme Sage Serpent.</text:p>
        </text:list-item>
        <text:list-item>
          <text:p text:style-name="P153">Il propose à la jeune fille de le suivre mais, suspicieuse, elle refuse.</text:p>
        </text:list-item>
        <text:list-item>
          <text:p text:style-name="P153">Sage Serpent les menace.</text:p>
        </text:list-item>
        <text:list-item>
          <text:p text:style-name="P153">Sage Serpent repart. Un orage éclate.</text:p>
        </text:list-item>
        <text:list-item>
          <text:p text:style-name="P153">Une petite nef accoste, un vieil homme à son bord.</text:p>
        </text:list-item>
        <text:list-item>
          <text:p text:style-name="P153">Les messagers lui raconte qu'ils ont reçu la visite de Sage Serpent.</text:p>
        </text:list-item>
        <text:list-item>
          <text:p text:style-name="P153">Le vieil homme leur assure qu'ils ont échappé à un véritable danger.</text:p>
        </text:list-item>
        <text:list-item>
          <text:p text:style-name="P153">Leur salut viendra de leur espérance dans le Seigneur.</text:p>
        </text:list-item>
        <text:list-item>
          <text:p text:style-name="P153">Le vieil homme et la nef disparaissent. Tous se félicitent du réconfort que ce dernier leur a procuré.</text:p>
        </text:list-item>
        <text:list-item>
          <text:p text:style-name="P153">Une lumière intense illumine la côte.</text:p>
        </text:list-item>
        <text:list-item>
          <text:p text:style-name="P153">Une femme originaire d'Athènes accoste et leur promet secours et plaisirs.</text:p>
        </text:list-item>
        <text:list-item>
          <text:p text:style-name="P153">Elle affirme être païenne. Ils refusent de la suivre et de s'éloigner de leur croyance.</text:p>
        </text:list-item>
        <text:list-item>
          <text:p text:style-name="P153">Ils résistent à la tentation et la femme d'Athènes repart.</text:p>
        </text:list-item>
        <text:list-item>
          <text:p text:style-name="P108"><text:span text:style-name="T31">Une petite nef accoste avec à son bord un vieil homme et un lion. </text:span><text:span text:style-name="T33">Le lion</text:span><text:span text:style-name="T31">.</text:span></text:p>
        </text:list-item>
        <text:list-item>
          <text:p text:style-name="P109"><text:span text:style-name="T31">Le vieil homme leur promet qu'il retrouveront Nascien, Célidoine et Mordrain s'ils montent à bord. Ils acceptent. Le vieil </text:span><text:span text:style-name="T71">homme</text:span><text:span text:style-name="T31"> leur cède la place sur la nef et reste à terre. </text:span><text:span text:style-name="T67">Il rendit autrefois aux hommes un service bien plus grand.</text:span></text:p>
        </text:list-item>
        <text:list-item>
          <text:p text:style-name="P110"><text:span text:style-name="T31">La petite nef s'éloigne sur l'eau. Les messagers et la jeune fille retrouvent Nascien, Célidoine et Mordrain et montent sur leur nef. La petite nef avec le lion s'éloigne. Nascien reconnaît que c'est à la volonté du Seigneur qu'ils doivent leurs retrouvailles. </text:span><text:span text:style-name="T21">N</text:span></text:p>
        </text:list-item>
        <text:list-item>
          <text:p text:style-name="P154">Ils prient Dieu. La nef les conduit au château de Baruch qui appartient à un fils de Mordrain. <text:span text:style-name="T7">Dieu guide les chrétiens</text:span><text:span text:style-name="T4">.</text:span></text:p>
        </text:list-item>
        <text:list-item>
          <text:p text:style-name="P155">Un homme en robe blanche arrive en marchent sur l'eau et guérit la blessure de Nascien.</text:p>
        </text:list-item>
        <text:list-item>
          <text:p text:style-name="P110"><text:span text:style-name="T31">L'homme est Hermoine, l'ermite dont Josephé a inhumé le corps dans la cité d'Orberique. Il affirme que Joseph et sa compagnie traverseront la mer comme lui l'a fait pour se rendre en Grande Bretagne. </text:span><text:span text:style-name="T35">Terre promise</text:span><text:span text:style-name="T69">.</text:span></text:p>
        </text:list-item>
        <text:list-item>
          <text:p text:style-name="P155">Une nacelle arrive. Hermoine demande à Célidoine de monter à bord. La nacelle s'éloigne.</text:p>
        </text:list-item>
        <text:list-item>
          <text:p text:style-name="P155">Hermoine repart. Nascien et Mordrain arrivent au château de Baruch.</text:p>
        </text:list-item>
        <text:list-item>
          <text:p text:style-name="P155">Leurs femmes retrouvent Nascien et Mordrain. Tous sont de retour à Sarras. L'auteur fait référence à Robert de Boron.</text:p>
        </text:list-item>
        <text:list-item>
          <text:p text:style-name="P155">Ils ignorent ce que sont devenus Célidoine et Joseph et prient.</text:p>
        </text:list-item>
        <text:list-item>
          <text:p text:style-name="P156">Pendant son sommeil, une voix ordonne à Nascien de partir. <text:span text:style-name="T7">Dieu guide les chrétiens</text:span><text:span text:style-name="T4">. </text:span><text:span text:style-name="T16">N</text:span></text:p>
        </text:list-item>
        <text:list-item>
          <text:p text:style-name="P155">Nabor part à la recherche d Nascien.</text:p>
        </text:list-item>
        <text:list-item>
          <text:p text:style-name="P155">Nabor tue le géant Pharem aux prises avec Nascien et implore ce dernier de l'accompagner.</text:p>
        </text:list-item>
        <text:list-item>
          <text:p text:style-name="P155">Nascien refuse.</text:p>
        </text:list-item>
        <text:list-item>
          <text:p text:style-name="P155">Nabor retient Nascien de force.</text:p>
        </text:list-item>
        <text:list-item>
          <text:p text:style-name="P111"><text:span text:style-name="T31">Nascien, incapable de se battre, prie le Seigneur de le sauver. Au moment de tuer Nascien, Nabor meurt foudroyé. Nascien retrouve </text:span><text:span text:style-name="T68">le seigneur de </text:span><text:span text:style-name="T31">Charabel. </text:span><text:span text:style-name="T10">Dieu protège les chrétiens</text:span><text:span text:style-name="T9">. </text:span><text:span text:style-name="T16">N</text:span></text:p>
        </text:list-item>
        <text:list-item>
          <text:p text:style-name="P157">Le seigneur de Charabel est menacé par Dieu et foudroyé pour avoir tué son propre père dans la nuit.</text:p>
        </text:list-item>
        <text:list-item>
          <text:p text:style-name="P158">Nascien ordonne d'édifier des sépultures pour le seigneur de Charabel, Nabor et le géant Pharem. Il retrouve sur la côte la nef de l'épée. Il y est accueilli par une jeune fille. <text:span text:style-name="T26">N</text:span></text:p>
        </text:list-item>
        <text:list-item>
          <text:p text:style-name="P157">Il est impossible à la jeune fille de pénétrer dans la nef. Nascien fait le signe de croix et la jeune fille se transforme aussitôt en diable.</text:p>
        </text:list-item>
        <text:list-item>
          <text:p text:style-name="P112"><text:soft-page-break/><text:span text:style-name="T31">Nascien pénètre à l'intérieur de la nef. Il a une vision. </text:span><text:span text:style-name="T46">Terre promise</text:span><text:span text:style-name="T91">.</text:span><text:span text:style-name="T31"> </text:span><text:span text:style-name="T55">(10)</text:span></text:p>
        </text:list-item>
        <text:list-item>
          <text:p text:style-name="P112"><text:span text:style-name="T32">Idem</text:span><text:span text:style-name="T31">.</text:span></text:p>
        </text:list-item>
        <text:list-item>
          <text:p text:style-name="P112"><text:span text:style-name="T32">Idem</text:span><text:span text:style-name="T31">.</text:span></text:p>
        </text:list-item>
        <text:list-item>
          <text:p text:style-name="P112"><text:span text:style-name="T31">Au sortir de sa vision Nascien tient le bref entre ses mains. Il y découvre sa descendance. </text:span><text:span text:style-name="T55">(11)</text:span></text:p>
        </text:list-item>
        <text:list-item>
          <text:p text:style-name="P157"><text:span text:style-name="T1">Idem</text:span>.</text:p>
        </text:list-item>
        <text:list-item>
          <text:p text:style-name="P157">Nascien se demande pourquoi le huitième descendant apparaît sous la forme d'un chien et le neuvième sous la forme d'un lion. Une nef arrive avec un vieil homme à son bord.</text:p>
        </text:list-item>
        <text:list-item>
          <text:p text:style-name="P158">Nascien désire connaître davantage son lignage. Le vieil homme lui reproche sa soif de savoir. <text:span text:style-name="T26">N</text:span></text:p>
        </text:list-item>
        <text:list-item>
          <text:p text:style-name="P112"><text:span text:style-name="T31">Nascien reconnaît sa faute et le vieil homme lui explique la signification du lion. </text:span><text:span text:style-name="T33">Le lion</text:span><text:span text:style-name="T31">. </text:span><text:span text:style-name="T55">(12)</text:span><text:span text:style-name="T31"> </text:span><text:span text:style-name="T21">N</text:span></text:p>
        </text:list-item>
        <text:list-item>
          <text:p text:style-name="P182">Le vieil homme lui explique la signification du chien et des trois stades de l'évolution du dernier de ses descendants. <text:span text:style-name="T37">Avènement de Galaad et fin des aventures du Graal</text:span><text:span text:style-name="T75">.</text:span><text:span text:style-name="T62"> </text:span><text:span text:style-name="T55">(12)</text:span></text:p>
        </text:list-item>
      </text:list>
      <text:p text:style-name="P30"/>
      <text:p text:style-name="P30"/>
      <text:p text:style-name="P50">Attente de Flégentine.</text:p>
      <text:p text:style-name="P30"/>
      <text:list xml:id="list83323003831260" text:continue-numbering="true" text:style-name="L1">
        <text:list-item>
          <text:p text:style-name="P157">Flégentine vient édifier les sépultures demandées par Nascien. Elle retourne à Lambenic pour y attendre Nascien.</text:p>
        </text:list-item>
        <text:list-item>
          <text:p text:style-name="P157">Flégentine décide d'y rester jusqu'à ce qu'elle reçoive des nouvelles de Nascien.</text:p>
        </text:list-item>
      </text:list>
      <text:p text:style-name="P30"/>
      <text:p text:style-name="P30"/>
      <text:p text:style-name="P50">Traversée miraculeuse de la mer.</text:p>
      <text:p text:style-name="P30"/>
      <text:list xml:id="list83323414632733" text:continue-numbering="true" text:style-name="L1">
        <text:list-item>
          <text:p text:style-name="P183"><text:span text:style-name="T31">Joseph et sa compagnie traversent les territoires ennemis protégés par Dieu. </text:span><text:span text:style-name="T42">Dieu </text:span><text:span text:style-name="T41">protège</text:span><text:span text:style-name="T42"> les chrétiens</text:span><text:span text:style-name="T80">. </text:span><text:span text:style-name="T15">J</text:span></text:p>
        </text:list-item>
        <text:list-item>
          <text:p text:style-name="P158">Le Seigneur demande à Joseph de coucher avec sa femme. <text:span text:style-name="T15">J</text:span></text:p>
        </text:list-item>
        <text:list-item>
          <text:p text:style-name="P157">Ils conçoivent Galaad. Les compagnons de Joseph ne savent pas comment traverser le mer. Josephé les rassure.</text:p>
        </text:list-item>
        <text:list-item>
          <text:p text:style-name="P184"><text:span text:style-name="T31">Josephé sermonne la compagnie et vise ceux qui sont entachés de luxure. </text:span><text:span text:style-name="T41">Renoncement des pèlerins</text:span><text:span text:style-name="T79">. </text:span><text:span text:style-name="T24">Jé</text:span></text:p>
        </text:list-item>
        <text:list-item>
          <text:p text:style-name="P157">La compagnie des chrétiens est divisée entre les vertueux et les pécheurs.</text:p>
        </text:list-item>
        <text:list-item>
          <text:p text:style-name="P159">Dieu indique à Josephé comment procéder pour traverser. <text:span text:style-name="T7">Dieu guide les chrétiens</text:span><text:span text:style-name="T4">. </text:span><text:span text:style-name="T14">Jé</text:span></text:p>
        </text:list-item>
        <text:list-item>
          <text:p text:style-name="P159">Les porteurs du Graal ouvrent la marche. Josephé étend le pan de sa chemise sur l'eau.</text:p>
        </text:list-item>
        <text:list-item>
          <text:p text:style-name="P184"><text:span text:style-name="T31">Josephé et les chrétiens vertueux traversent jusqu'en Grande Bretagne. Dieu demande à Josephé d'évangéliser cette nouvelle terre, promise à son lignage. </text:span><text:span text:style-name="T10">Dieu guide les chrétiens</text:span><text:span text:style-name="T9">. </text:span><text:span text:style-name="T11">Christianisation du monde</text:span><text:span text:style-name="T9">.</text:span><text:span text:style-name="T31"> </text:span><text:span text:style-name="T33">Terre promise</text:span><text:span text:style-name="T31">. </text:span><text:span text:style-name="T24">Jé</text:span></text:p>
        </text:list-item>
        <text:list-item>
          <text:p text:style-name="P159">Josephé présente le projet d'évangélisation à la compagnie.</text:p>
        </text:list-item>
      </text:list>
      <text:p text:style-name="P30"/>
      <text:p text:style-name="P30"/>
      <text:p text:style-name="P50">Arrivée des chrétiens à Galafort.</text:p>
      <text:p text:style-name="P30"/>
      <text:list xml:id="list83324670401986" text:continue-numbering="true" text:style-name="L1">
        <text:list-item>
          <text:p text:style-name="P160">Nascien a une vision. Un homme de bien lui dit qu'il ne verra plus le bref et qu'il traversera bientôt la mer pour rejoindre la Grande Bretagne.</text:p>
        </text:list-item>
        <text:list-item>
          <text:p text:style-name="P185"><text:span text:style-name="T31">Nascien rencontre en mer, pendant la nuit, un navire provenant de la cité de Cordes et qui va en guerre. Ils donnent des vivres à Nascien pour l'hiver. Au début de l'été, il accoste au port où attendaient les compagnons pécheurs de Josephé. </text:span><text:span text:style-name="T21">N</text:span></text:p>
        </text:list-item>
        <text:list-item>
          <text:p text:style-name="P160">Ils pénètrent dans la nef et découvre Nascien.</text:p>
        </text:list-item>
        <text:list-item>
          <text:p text:style-name="P160">Nascien reconnaît Clamacidès.</text:p>
        </text:list-item>
        <text:list-item>
          <text:p text:style-name="P186"><text:span text:style-name="T31">Clamacidès lui raconte le périple de la compagnie. </text:span><text:span text:style-name="T41">Renoncement des pèlerins</text:span><text:span text:style-name="T79">.</text:span></text:p>
        </text:list-item>
        <text:list-item>
          <text:p text:style-name="P160">Tous rejoignent le reste de la compagnie en Grande Bretagne. Nascien raconte ses aventures à Josephé.</text:p>
        </text:list-item>
        <text:list-item>
          <text:p text:style-name="P160">Ils achètent des pains à une vielle femme mais en nombre insuffisant.</text:p>
        </text:list-item>
        <text:list-item>
          <text:p text:style-name="P161">Josephé sermonne la compagnie car le manque de nourriture signifie que tous ne sont pas vertueux. <text:span text:style-name="T24">Jé</text:span></text:p>
        </text:list-item>
        <text:list-item>
          <text:p text:style-name="P162">À l'aide du Graal, Josephé multiplie les pains. C'est le premier miracle lié au Graal en Grande Bretagne. <text:span text:style-name="T24">Jé</text:span></text:p>
        </text:list-item>
        <text:list-item>
          <text:p text:style-name="P160">Ils arrivent à Galafort.</text:p>
        </text:list-item>
        <text:list-item>
          <text:p text:style-name="P186"><text:span text:style-name="T31">Célidoine, arrivé il y a quelques temps déjà, tente de convaincre le seigneur de Galafort au sujet de la foi chrétienne. Les habitants de Galafort sont surpris de les voir tous arriver pieds nus. </text:span><text:span text:style-name="T41">Renoncement des pèlerins</text:span><text:span text:style-name="T79">.</text:span></text:p>
        </text:list-item>
        <text:list-item>
          <text:p text:style-name="P163">Nascien retrouve Célidoine.</text:p>
        </text:list-item>
        <text:list-item>
          <text:p text:style-name="P187"><text:span text:style-name="T31">Célidoine présente au duc Ganor la compagnie des chrétiens. </text:span><text:span text:style-name="T41">Renoncement des pèlerins</text:span><text:span text:style-name="T79">.</text:span></text:p>
        </text:list-item>
        <text:list-item>
          <text:p text:style-name="P188"><text:span text:style-name="T69">L</text:span><text:span text:style-name="T31">e duc donne rendez-vous au lendemain pour la session durent laquelle Célidoine défendra les valeurs et principes chrétiens. Célidoine dit avoir rencontré un ermite.</text:span></text:p>
        </text:list-item>
      </text:list>
      <text:p text:style-name="P31"/>
      <text:p text:style-name="P31"/>
      <text:p text:style-name="P51">Victoire sur le roi de Northumberland.</text:p>
      <text:p text:style-name="P31"/>
      <text:list xml:id="list83324028355931" text:continue-numbering="true" text:style-name="L1">
        <text:list-item>
          <text:p text:style-name="P188"><text:span text:style-name="T31">Le duc Ganor a une vision. </text:span><text:span text:style-name="T55">(13)</text:span></text:p>
        </text:list-item>
        <text:list-item>
          <text:p text:style-name="P163">Il convoque les chrétiens pour lui expliquer cette vision.</text:p>
        </text:list-item>
        <text:list-item>
          <text:p text:style-name="P189"><text:span text:style-name="T31">Josephé explique au duc Ganor la signification de sa vision. </text:span><text:span text:style-name="T55">(14) </text:span><text:span text:style-name="T24">Jé</text:span></text:p>
        </text:list-item>
        <text:list-item>
          <text:p text:style-name="P163">Lucan, savant du duc, renie la Vierge Marie. Il meurt aussitôt après que Josephé l'ait accusé de mensonge.</text:p>
        </text:list-item>
        <text:list-item>
          <text:p text:style-name="P163">Josephé est sur le point de raconter une histoire que le duc a vécu enfant.</text:p>
        </text:list-item>
        <text:list-item>
          <text:p text:style-name="P162">Josephé raconte l'histoire que le duc a vécu enfant. <text:span text:style-name="T24">Jé</text:span></text:p>
        </text:list-item>
        <text:list-item>
          <text:p text:style-name="P188"><text:span text:style-name="T32">Idem</text:span><text:span text:style-name="T31">.</text:span></text:p>
        </text:list-item>
        <text:list-item>
          <text:p text:style-name="P189"><text:span text:style-name="T31">Josephé explique au duc Ganor la signification ce qu'il a vécu enfant. </text:span><text:span text:style-name="T55">(15) </text:span><text:span text:style-name="T24">Jé</text:span></text:p>
        </text:list-item>
        <text:list-item>
          <text:p text:style-name="P188"><text:span text:style-name="T32">Idem</text:span><text:span text:style-name="T31">.</text:span></text:p>
        </text:list-item>
        <text:list-item>
          <text:p text:style-name="P188"><text:span text:style-name="T32">Idem</text:span><text:span text:style-name="T31">.</text:span></text:p>
        </text:list-item>
        <text:list-item>
          <text:p text:style-name="P164">Le duc Ganor et ses hommes demandent le baptême. <text:span text:style-name="T98">Christianisation du monde</text:span><text:span text:style-name="T101">.</text:span></text:p>
        </text:list-item>
        <text:list-item>
          <text:p text:style-name="P162">Josephé baptise le duc et son peuple. Les récalcitrants sont mis sur un navire qui finalement chavire dans une tempête. <text:span text:style-name="T98">Christianisation du monde</text:span><text:span text:style-name="T101">. </text:span><text:span text:style-name="T24">Jé</text:span></text:p>
        </text:list-item>
        <text:list-item>
          <text:p text:style-name="P163"><text:soft-page-break/>Les disparus sont retrouvés gisant sur la plages le lendemain.</text:p>
        </text:list-item>
        <text:list-item>
          <text:p text:style-name="P190"><text:span text:style-name="T31">Josephé demande au duc Ganor de construire la Tour des Prodiges en guise de sépulture à tous ces morts. </text:span><text:span text:style-name="T37">Avènement de Galaad et fin des aventures du Graal</text:span><text:span text:style-name="T75">.</text:span></text:p>
        </text:list-item>
        <text:list-item>
          <text:p text:style-name="P163">Galaad, fils de Joseph et de sa femme naît. Le roi de Northumberland convoque le duc Ganor.</text:p>
        </text:list-item>
        <text:list-item>
          <text:p text:style-name="P163">Josephé suggère au duc d'avouer au roi qu'il s'est rangé à la loi chrétienne.</text:p>
        </text:list-item>
        <text:list-item>
          <text:p text:style-name="P163">Les émissaires du roi menacent le duc Ganor.</text:p>
        </text:list-item>
        <text:list-item>
          <text:p text:style-name="P163">Le roi part avec son armée pour assiéger Galafort.</text:p>
        </text:list-item>
        <text:list-item>
          <text:p text:style-name="P165">Le duc Ganor demande conseil à Nascien qui lui suggère d'attaquer sur le champ. <text:span text:style-name="T26">N</text:span></text:p>
        </text:list-item>
        <text:list-item>
          <text:p text:style-name="P163">L'armée du duc attaque celle du roi par surprise.</text:p>
        </text:list-item>
        <text:list-item>
          <text:p text:style-name="P188"><text:span text:style-name="T31">Nascien fait des prodiges et affronte le roi de Northumberland. </text:span><text:span text:style-name="T21">N</text:span></text:p>
        </text:list-item>
        <text:list-item>
          <text:p text:style-name="P165">Nascien tue le roi qui refuse de se rendre. <text:span text:style-name="T26">N</text:span></text:p>
        </text:list-item>
        <text:list-item>
          <text:p text:style-name="P191"><text:span text:style-name="T31">Les chrétiens sont convaincus que Dieu les soutenait dans la bataille </text:span><text:span text:style-name="T70">et qu'ils étaient investis de la puissance de Jésus Christ. </text:span><text:span text:style-name="T42">Dieu </text:span><text:span text:style-name="T41">protège</text:span><text:span text:style-name="T42"> les chrétiens</text:span><text:span text:style-name="T80">.</text:span></text:p>
        </text:list-item>
      </text:list>
      <text:p text:style-name="P31"/>
      <text:p text:style-name="P31"/>
      <text:p text:style-name="P52">Progression de Norgales vers l'Écosse.</text:p>
      <text:p text:style-name="P32"/>
      <text:list xml:id="list83324304738108" text:continue-numbering="true" text:style-name="L1">
        <text:list-item>
          <text:p text:style-name="P192">Josephé et sa compagnie quittent Galafort. Célidoine, Nascien et des chevaliers y restent. La compagnie des chrétiens est faite prisonnière par le roi Crudel.</text:p>
        </text:list-item>
        <text:list-item>
          <text:p text:style-name="P192">Dieu leur assure qu'ils seront vengés.</text:p>
        </text:list-item>
        <text:list-item>
          <text:p text:style-name="P192">Resté à Sarras, Mordrain a une vision du Seigneur qui lui demande de partir pour la Grande Bretagne <text:span text:style-name="T105">et de le venger du roi Crudel</text:span>.</text:p>
        </text:list-item>
        <text:list-item>
          <text:p text:style-name="P192">Mordrain part avec ses chevaliers mais oublie l'écu blanc. <text:span text:style-name="T21">M</text:span></text:p>
        </text:list-item>
        <text:list-item>
          <text:p text:style-name="P192">Un écuyer retourne chercher l'écu.</text:p>
        </text:list-item>
        <text:list-item>
          <text:p text:style-name="P192">Ils partent à bord d'une nef et essuient une terrible tempête. Ils prient.</text:p>
        </text:list-item>
        <text:list-item>
          <text:p text:style-name="P192">Le Seigneur leur ordonne de chasser l’ennemi du bateau. L'eau bénite fait aussitôt fuir le diable.</text:p>
        </text:list-item>
        <text:list-item>
          <text:p text:style-name="P192">Mordrain interroge un ermite mystérieux.</text:p>
        </text:list-item>
        <text:list-item>
          <text:p text:style-name="P192">L'ermite explique à Mordrain la raison de cette tempête. Un homme coupable de luxure avait embarqué.</text:p>
        </text:list-item>
        <text:list-item>
          <text:p text:style-name="P192">Cet épisode est une leçon exemplaire.</text:p>
        </text:list-item>
        <text:list-item>
          <text:p text:style-name="P192">Mordrain accoste en Grande Bretagne et retrouve Clamacidès et Aaron.</text:p>
        </text:list-item>
        <text:list-item>
          <text:p text:style-name="P192">Nascien, le duc Ganor et leur compagnie arrivent.</text:p>
        </text:list-item>
        <text:list-item>
          <text:p text:style-name="P192">Effusion de joie au moment des retrouvailles.</text:p>
        </text:list-item>
        <text:list-item>
          <text:p text:style-name="P192">Nascien et Célidoine racontent leur périple. Célidoine avait été guidé par un homme jusqu'à Galafort.</text:p>
        </text:list-item>
        <text:list-item>
          <text:p text:style-name="P192">L'homme avait ramené le duc Ganor à la raison, alors qu'il était sur le point de noyer un de ses petits-fils.</text:p>
        </text:list-item>
        <text:list-item>
          <text:p text:style-name="P192">Célidoine est resté à Galafort jusqu'à l'arrivée de Josephé et sa compagnie.</text:p>
        </text:list-item>
        <text:list-item>
          <text:p text:style-name="P192">Nascien raconte l'épisode du géant Pharem.</text:p>
        </text:list-item>
        <text:list-item>
          <text:p text:style-name="P193">Mordrain apprend ce qui est arrivé aux autres chrétiens et décide de partir en guerre contre le roi Crudel.</text:p>
        </text:list-item>
        <text:list-item>
          <text:p text:style-name="P193">Les deux armées s'affrontent. Nascien fait des prodiges. Le duc Ganor tue le roi Crudel. <text:span text:style-name="T21">N</text:span></text:p>
        </text:list-item>
        <text:list-item>
          <text:p text:style-name="P194">Les chevaliers du roi Crudel fuient à l'arrivée de Nascien qui délivre aussitôt Mordrain. <text:span text:style-name="T26">N </text:span><text:span text:style-name="T27">M</text:span></text:p>
        </text:list-item>
        <text:list-item>
          <text:p text:style-name="P193">Les chevaliers chrétiens vont délivrer Josephé et sa compagnie. Mordrain est blessé.</text:p>
        </text:list-item>
        <text:list-item>
          <text:p text:style-name="P195">Josephé affirme que Dieu était présent dans la bataille. Mordrain est paralysé et aveuglé pour avoir voulu approcher le Graal. <text:span text:style-name="T42">Dieu </text:span><text:span text:style-name="T41">protège</text:span><text:span text:style-name="T42"> les chrétiens</text:span><text:span text:style-name="T80">.</text:span><text:span text:style-name="T70"> </text:span><text:span text:style-name="T21">M</text:span></text:p>
        </text:list-item>
        <text:list-item>
          <text:p text:style-name="P196"><text:span text:style-name="T31">Le Seigneur s'adresse à Mordrain. Il sera guérit le jour où de la venue d</text:span><text:span text:style-name="T73">e Galaad</text:span><text:span text:style-name="T31">. </text:span><text:span text:style-name="T37">Avènement de Galaad et fin des aventures du Graal</text:span><text:span text:style-name="T75">.</text:span></text:p>
        </text:list-item>
        <text:list-item>
          <text:p text:style-name="P194"><text:span text:style-name="T72">C</text:span><text:span text:style-name="T31">élidoine et la fille du roi Label se marient. Mordrain désire se retirer du monde et vivre en ermite. </text:span><text:span text:style-name="T27">M</text:span></text:p>
        </text:list-item>
        <text:list-item>
          <text:p text:style-name="P166">Mordrain fait ses adieux et se rend dans un ermitage et y fait bâtir une abbaye. <text:span text:style-name="T27">M</text:span></text:p>
        </text:list-item>
        <text:list-item>
          <text:p text:style-name="P197"><text:span text:style-name="T31">Nascien reste à Galafort. Josephé et sa compagnie se rendent à Camaalot où ils convertissent le peuple. </text:span><text:span text:style-name="T44">Christianisation du monde</text:span><text:span text:style-name="T87">. </text:span><text:span text:style-name="T24">Jé</text:span></text:p>
        </text:list-item>
        <text:list-item>
          <text:p text:style-name="P167">Le roi Agreste fait semblant de se convertir et machine en secret une riposte contre les chrétiens.</text:p>
        </text:list-item>
        <text:list-item>
          <text:p text:style-name="P167">Il projette avec Lançoive, un de ses dignitaires, d'assassiner ses dignitaires convertis.</text:p>
        </text:list-item>
        <text:list-item>
          <text:p text:style-name="P167">Le roi martyrise douze chrétiens.</text:p>
        </text:list-item>
        <text:list-item>
          <text:p text:style-name="P196"><text:span text:style-name="T31">Il brûle une croix chrétienne. Il devient aussitôt fou et se tue. La croix salie par le sang du premier martyre devient la Croix Noire et le restera jusqu'à la venue de Galaad. </text:span><text:span text:style-name="T37">Avènement de Galaad et fin des aventures du Graal</text:span><text:span text:style-name="T75">.</text:span></text:p>
        </text:list-item>
        <text:list-item>
          <text:p text:style-name="P198"><text:span text:style-name="T72">L</text:span><text:span text:style-name="T31">es corps des martyres sont inhumés dans une chapelle et le temple païen est détruit.</text:span></text:p>
        </text:list-item>
        <text:list-item>
          <text:p text:style-name="P168">Josephé explique à Bron la raison de la place vide à leur table. <text:span text:style-name="T24">Jé</text:span></text:p>
        </text:list-item>
        <text:list-item>
          <text:p text:style-name="P169">Moïse projette de s'y asseoir et envoie ses compagnons prévenir Josephé.</text:p>
        </text:list-item>
        <text:list-item>
          <text:p text:style-name="P169">Le lendemain Moïse s'assoit à la place laissée vide et sept mains enflammées l'emportent aussitôt dans une forêt.</text:p>
        </text:list-item>
        <text:list-item>
          <text:p text:style-name="P169">Ses compagnons sauront bientôt où se trouve Moïse. Bron convoque ses fils auprès de Josephé.</text:p>
        </text:list-item>
        <text:list-item>
          <text:p text:style-name="P199"><text:span text:style-name="T31">Josephé en marie onze et investi le douzième de la mission de garder le Graal. Josephé continue d'évangéliser le territoire de Grande Bretagne. </text:span><text:span text:style-name="T44">Christianisation du monde</text:span><text:span text:style-name="T87">. </text:span><text:span text:style-name="T24">Jé</text:span></text:p>
        </text:list-item>
        <text:list-item>
          <text:p text:style-name="P169">Arrivée au bord d'un étang, la compagnie se repose pour manger. Le Graal rassasie les vertueux, mais pas les pécheurs qui s'en plaignent.</text:p>
        </text:list-item>
        <text:list-item>
          <text:p text:style-name="P169">Josephé appelle le douzième fils de Bron. Il s'appelle Alain le Gros.</text:p>
        </text:list-item>
        <text:list-item>
          <text:p text:style-name="P169">Josephé demande à Alain d'aller pêcher dans l'étang et d'aller ensuite prier devant le Graal. Les morceaux de poisson se multiplient comme par miracle. Alain le Gros est surnommé le Riche Pêcheur. Joseph décide de quitter la compagnie.</text:p>
        </text:list-item>
        <text:list-item>
          <text:p text:style-name="P169">Joseph croise sur son chemin un seigneur sarrasin dont le frère est blessé. Joseph propose de le guérir avec l'aide de Dieu.</text:p>
        </text:list-item>
        <text:list-item>
          <text:p text:style-name="P198"><text:span text:style-name="T31">Joseph et le seigneur arrivent à une cité. Un lion surgit et tue le seigneur. Joseph est accusé, blessé par le châtelain d'un coup d'épée </text:span><text:span text:style-name="T74">dont un bout de la lame reste </text:span><text:span text:style-name="T31">dans la cuisse et fait prisonnier. </text:span><text:span text:style-name="T36">Le lion</text:span><text:span text:style-name="T74">.</text:span></text:p>
        </text:list-item>
        <text:list-item>
          <text:p text:style-name="P169">Joseph propose de guérir les malades et de commencer par le frère du seigneur.</text:p>
        </text:list-item>
        <text:list-item>
          <text:p text:style-name="P198"><text:span text:style-name="T31">Joseph, afin de prouver la puissance du Seigneur, fait venir le cadavre du seigneur </text:span><text:span text:style-name="T74">tué par le lion</text:span><text:span text:style-name="T31">.</text:span></text:p>
        </text:list-item>
        <text:list-item>
          <text:p text:style-name="P170">Tous se rendent à la mosquée. Joseph <text:span text:style-name="T106">demande </text:span>au Seigneur de se manifester. <text:span text:style-name="T15">J</text:span></text:p>
        </text:list-item>
        <text:list-item>
          <text:p text:style-name="P169">Toutes les idoles païennes sont détruites par la foudre.</text:p>
        </text:list-item>
        <text:list-item>
          <text:p text:style-name="P171">Le frère du seigneur tué par le lion, Mategrant, demande à Joseph qui il est.</text:p>
        </text:list-item>
        <text:list-item>
          <text:p text:style-name="P200"><text:span text:style-name="T31">Joseph prie le Seigneur de ressusciter le corps du seigneur. Ce dernier retrouve la vie et Mategrant promet aussitôt de se convertir. </text:span><text:soft-page-break/><text:span text:style-name="T44">Christianisation du monde</text:span><text:span text:style-name="T87">. </text:span><text:span text:style-name="T15">J</text:span></text:p>
        </text:list-item>
        <text:list-item>
          <text:p text:style-name="P200"><text:span text:style-name="T31">Joseph guérit Mategrant et extrait de se propre cuisse le morceau d'épée. Jamais cette épée ne se ressoudera pas avant la venue de Galaad. </text:span><text:span text:style-name="T37">Avènement de Galaad et fin des aventures du Graal</text:span><text:span text:style-name="T75">. </text:span><text:span text:style-name="T15">J</text:span></text:p>
        </text:list-item>
        <text:list-item>
          <text:p text:style-name="P201"><text:span text:style-name="T72">J</text:span><text:span text:style-name="T31">oseph rencontre ses compagnons dans la forêt de Darmantes. Ils ne peuvent traverser la rivière. Joseph</text:span><text:span text:style-name="T90">é</text:span><text:span text:style-name="T31"> leur demande de se prosterner et de prier Dieu.</text:span></text:p>
        </text:list-item>
        <text:list-item>
          <text:p text:style-name="P171">Un cerf blanc et quatre lions apparaissent. Toute la compagnie traverse la rivière sauf Chanaan.</text:p>
        </text:list-item>
        <text:list-item>
          <text:p text:style-name="P172">Josephé explique aux autres que Chanaan n'est pas purifié de ses péchés. <text:span text:style-name="T24">Jé</text:span></text:p>
        </text:list-item>
        <text:list-item>
          <text:p text:style-name="P172">Josephé annonce à Chanaan que des mariniers viendront le faire traverser. <text:span text:style-name="T24">Jé</text:span></text:p>
        </text:list-item>
        <text:list-item>
          <text:p text:style-name="P171">Chanaan traverse avec des mariniers de passage.</text:p>
        </text:list-item>
        <text:list-item>
          <text:p text:style-name="P171">Dès que Chanaan est de l'autre côté, un tourbillon emporte les mariniers et leur embarcation. Josephé mène la compagnie jusqu'à la forêt de Darmantes.</text:p>
        </text:list-item>
        <text:list-item>
          <text:p text:style-name="P202"><text:span text:style-name="T31">Josephé explique la signification du cerf et des lions : le Christ et les quatre évangélistes. </text:span><text:span text:style-name="T41">Dieu guide les chrétiens</text:span><text:span text:style-name="T70">. </text:span><text:span text:style-name="T24">Jé</text:span></text:p>
        </text:list-item>
        <text:list-item>
          <text:p text:style-name="P201"><text:span text:style-name="T70">L</text:span><text:span text:style-name="T31">a compagnie arrive à une maison au creux d'une vallée.</text:span></text:p>
        </text:list-item>
        <text:list-item>
          <text:p text:style-name="P171">Ils découvrent qu'un homme est prisonnier d'un grand feu pour s'être assis où il ne fallait pas.</text:p>
        </text:list-item>
        <text:list-item>
          <text:p text:style-name="P201"><text:span text:style-name="T31">Cet homme sera délivré au moment de la venue de Galaad. </text:span><text:span text:style-name="T37">Avènement de Galaad et fin des aventures du Graal</text:span><text:span text:style-name="T75">.</text:span></text:p>
        </text:list-item>
        <text:list-item>
          <text:p text:style-name="P173">Siméon reconnaît Moïse. Ce dernier avertit la compagnie de ne jamais contredire le Seigneur.</text:p>
        </text:list-item>
        <text:list-item>
          <text:p text:style-name="P173">Josephé et Alain prient afin de diminuer la douleur de Moïse en attendant sa libération finale.</text:p>
        </text:list-item>
        <text:list-item>
          <text:p text:style-name="P203"><text:span text:style-name="T31">Moïse est dans l'attente de Galaad. </text:span><text:span text:style-name="T33">Avènement de Galaad et fin des aventures du Graal</text:span><text:span text:style-name="T31">. </text:span></text:p>
        </text:list-item>
        <text:list-item>
          <text:p text:style-name="P173">Siméon et Chanaan sont les seuls à ne pas être rassasiés par le Graal et décident de se venger de leurs frères.</text:p>
        </text:list-item>
        <text:list-item>
          <text:p text:style-name="P173">Siméon et Chanaan sont sur le point de commettre une grande impiété.</text:p>
        </text:list-item>
        <text:list-item>
          <text:p text:style-name="P173">Chanaan tue ses douze frères dans la nuit. Siméon s'apprête à faire de même avec Pierre pendant que Chanaan l'attend sous un figuier.</text:p>
        </text:list-item>
        <text:list-item>
          <text:p text:style-name="P173">Siméon rate le cœur de Pierre et le frappe à l'épaule. Il est aussitôt capturé. Les douze cadavres des frères de Chanaan sont retrouvés. Siméon avoue que Chanaan a tué ses propres frères et indique le lieu où il se cache.</text:p>
        </text:list-item>
        <text:list-item>
          <text:p text:style-name="P173">Chanaan avoue que c'est par jalousie qu'il s'est vengé de ses frères. Josephé laisse les gens de sa compagnie décider du sort de Siméon et Chanaan.</text:p>
        </text:list-item>
        <text:list-item>
          <text:p text:style-name="P173">Ils décident de les enterrer vivants. Siméon est emporté par deux hommes volants enflammés.</text:p>
        </text:list-item>
      </text:list>
      <text:p text:style-name="P33"/>
      <text:p text:style-name="P33"/>
      <text:p text:style-name="P53">Ensevelissement de Chanaan et départ de Pierre.</text:p>
      <text:p text:style-name="P33"/>
      <text:list xml:id="list83322792155718" text:continue-numbering="true" text:style-name="L1">
        <text:list-item>
          <text:p text:style-name="P174">Chanaan est enseveli jusqu'aux épaules.</text:p>
        </text:list-item>
        <text:list-item>
          <text:p text:style-name="P174">Chanaan accepte avec piété son châtiment et demande d'ériger des tombes pour ses douze frères assassinés.</text:p>
        </text:list-item>
        <text:list-item>
          <text:p text:style-name="P174">Les gens de la compagnie érigent douze tombes et déposent sur chaque chevalier son épée.</text:p>
        </text:list-item>
        <text:list-item>
          <text:p text:style-name="P174">Pierre souffre de sa plaie qui empire.</text:p>
        </text:list-item>
        <text:list-item>
          <text:p text:style-name="P174">Le lendemain les épées sont retrouvées plantées pointe en bas sur les tombes. La tombe de Chanaan brûle.</text:p>
        </text:list-item>
        <text:list-item>
          <text:p text:style-name="P204"><text:span text:style-name="T31">Josephé assure à la compagnie que Chanaan sera délivré par Lancelot. Quant à Siméon et Moïse, ils le seront par Galaad. </text:span><text:span text:style-name="T37">Avènement de Galaad et fin des aventures du Graal</text:span><text:span text:style-name="T75">. </text:span><text:span text:style-name="T24">Jé</text:span></text:p>
        </text:list-item>
        <text:list-item>
          <text:p text:style-name="P205"><text:span text:style-name="T75">P</text:span><text:span text:style-name="T31">ierre, à cause de sa blessure reste avec Pharam. Mais Pierre souhaite finalement partir.</text:span></text:p>
        </text:list-item>
        <text:list-item>
          <text:p text:style-name="P174">Pharam le porte vers la côte où l'attend une nacelle. Pierre embarque et disparaît.</text:p>
        </text:list-item>
      </text:list>
      <text:p text:style-name="P34"/>
      <text:p text:style-name="P34"/>
      <text:p text:style-name="P54">Pierre au royaume d'Orcanie.</text:p>
      <text:p text:style-name="P35"/>
      <text:list xml:id="list83323625821507" text:continue-numbering="true" text:style-name="L1">
        <text:list-item>
          <text:p text:style-name="P175">Pierre débarque sur l'île du château du seigneur Orcan. La fille du seigneur le trouve allongé dans la nef.</text:p>
        </text:list-item>
        <text:list-item>
          <text:p text:style-name="P175">La jeune fille lui promet de faire le nécessaire pour le guérir malgré la menace païenne.</text:p>
        </text:list-item>
        <text:list-item>
          <text:p text:style-name="P175">Ses suivantes l'aident à emporter Pierre.</text:p>
        </text:list-item>
        <text:list-item>
          <text:p text:style-name="P175">La jeune fille mène Pierre chez elle et fait venir un médecin chrétien emprisonné au château.</text:p>
        </text:list-item>
        <text:list-item>
          <text:p text:style-name="P175">Le médecin chrétien finit par guérir Pierre. Un traître empoisonne le fils du roi Méréam venu rendre visite au roi Orcan. Le roi Orcan est accusé de meurtre par le roi Méréam.</text:p>
        </text:list-item>
        <text:list-item>
          <text:p text:style-name="P175">Le frère du roi Orcan refuse de se battre pour lui. Ce dernier met au point un stratagème.</text:p>
        </text:list-item>
        <text:list-item>
          <text:p text:style-name="P175">Il fait alors semblant de s'aliter, donne rendez-vous à douze des meilleurs chevaliers de son pays et, se faisant passer pour le chevalier au Pin, les affrontent tous en combat singulier. Il les bat tous et leur ordonne de se rendre au roi Orcan.</text:p>
        </text:list-item>
        <text:list-item>
          <text:p text:style-name="P175">Le lendemain les chevaliers abattus se rendent à Orcan. Le roi est à la recherche d'un chevalier capable d'abattre le mystérieux chevalier au Pin.</text:p>
        </text:list-item>
        <text:list-item>
          <text:p text:style-name="P175">Pierre est volontaire.</text:p>
        </text:list-item>
        <text:list-item>
          <text:p text:style-name="P175">Pierre et le roi Orcan se retrouvent un Pin. Pierre désarçonne le roi Orcan.</text:p>
        </text:list-item>
        <text:list-item>
          <text:p text:style-name="P175">Pierre le bat aussi à l'épée. Orcan lui avoue aussitôt être roi.</text:p>
        </text:list-item>
        <text:list-item>
          <text:p text:style-name="P175">Le roi Orcan se présente. Pierre lui raconte son histoire et accepte d'affronter Méréam.</text:p>
        </text:list-item>
        <text:list-item>
          <text:p text:style-name="P175">Le roi Orcan et Pierre rentrent au château.</text:p>
        </text:list-item>
        <text:list-item>
          <text:p text:style-name="P175">Le roi Orcan présente Pierre au roi Luce le jour du combat.</text:p>
        </text:list-item>
        <text:list-item>
          <text:p text:style-name="P175">Pierre tue Méréam. Le roi Luce désire connaître Pierre.</text:p>
        </text:list-item>
        <text:list-item>
          <text:p text:style-name="P175">Pierre demande au roi Orcan de se faire chrétien en récompense de ses services.</text:p>
        </text:list-item>
        <text:list-item>
          <text:p text:style-name="P206"><text:span text:style-name="T31">Le roi Orcan se convertit et devient Lamec. </text:span><text:span text:style-name="T81">Il fait édifier une cité du nom d'Orcanie. Lamec demande à Pierre de prendre sa fille pour épouse et l'investi de tout son territoire. </text:span><text:span text:style-name="T44">Christianisation du monde</text:span><text:span text:style-name="T87">.</text:span></text:p>
        </text:list-item>
        <text:list-item>
          <text:p text:style-name="P207"><text:span text:style-name="T31">Pierre et la fille de Lamec se marient. Le roi Luce, convaincu par Pierre, se convertit. L'auteur fait référence à Robert de Boron et énumère la descendance de Pierre. </text:span><text:span text:style-name="T44">Christianisation du monde</text:span><text:span text:style-name="T87">.</text:span></text:p>
        </text:list-item>
        <text:list-item>
          <text:p text:style-name="P176">L'auteur énumère les fils du roi Arthur.</text:p>
        </text:list-item>
      </text:list>
      <text:p text:style-name="P36"/>
      <text:p text:style-name="P36"/>
      <text:p text:style-name="P55">Galaad roi de Hocelice.</text:p>
      <text:p text:style-name="P36"><text:soft-page-break/></text:p>
      <text:list xml:id="list83324559557054" text:continue-numbering="true" text:style-name="L1">
        <text:list-item>
          <text:p text:style-name="P176">Après quinze ans de pérégrination sur le territoire de Grande Bretagne, Josephé revient à Galafort.</text:p>
        </text:list-item>
        <text:list-item>
          <text:p text:style-name="P176">Josephé retrouve Galaad son frère.</text:p>
        </text:list-item>
        <text:list-item>
          <text:p text:style-name="P177">Josephé investit Galaad de la fonction de roi de Hocelice. <text:span text:style-name="T24">Jé</text:span></text:p>
        </text:list-item>
        <text:list-item>
          <text:p text:style-name="P176">Josephé couronne Galaad à Palagre. Le pays de Hocelice devient le pays de Galles. L'auteur énumère la descendance de Galaad.</text:p>
        </text:list-item>
        <text:list-item>
          <text:p text:style-name="P176">Un jour que Galaad chevauchait à la nuit tombée, il découvre un feu.</text:p>
        </text:list-item>
        <text:list-item>
          <text:p text:style-name="P176">Il s'agit du feu dans lequel est emprisonné Siméon. Ce dernier implore Galaad de faire construire une abbaye à proximité pour apaiser ses douleurs.</text:p>
        </text:list-item>
        <text:list-item>
          <text:p text:style-name="P208"><text:span text:style-name="T31">Siméon lui prédit la venue de Galaad. Galaad fait donc construire une abbaye dans laquelle il sera lui-même inhumé une fois fois mort. </text:span><text:span text:style-name="T37">Avènement de Galaad et fin des aventures du Graal</text:span><text:span text:style-name="T75">.</text:span></text:p>
        </text:list-item>
      </text:list>
      <text:p text:style-name="P36"/>
      <text:p text:style-name="P36"/>
      <text:p text:style-name="P55">Mort de Josephé.</text:p>
      <text:p text:style-name="P36"/>
      <text:list xml:id="list83324751355137" text:continue-numbering="true" text:style-name="L1">
        <text:list-item>
          <text:p text:style-name="P209"><text:span text:style-name="T31">Après avoir couronné Galaad, Josephé rentre à Galafort. Il y apprend que Joseph son père est mort et décide de se rendre à l'abbaye de Mordrain. </text:span><text:span text:style-name="T82">Le Seigneur a fait savoir à Josephé qu'il mourrait le lendemain. </text:span><text:span text:style-name="T24">Jé</text:span></text:p>
        </text:list-item>
        <text:list-item>
          <text:p text:style-name="P176">Mordrain demande à Josephé quelque chose en souvenir.</text:p>
        </text:list-item>
        <text:list-item>
          <text:p text:style-name="P209"><text:span text:style-name="T31">Josephé trace une croix de son propre sang sur l'écu de Mordrain. Seul Galaad pourra se servir de cet écu. Le lendemain Josephé meurt et est inhumé dans l'abbaye de Mordrain. </text:span><text:span text:style-name="T37">Avènement de Galaad et fin des aventures du Graal</text:span><text:span text:style-name="T75">. </text:span><text:span text:style-name="T24">Jé</text:span></text:p>
        </text:list-item>
      </text:list>
      <text:p text:style-name="P36"/>
      <text:p text:style-name="P36"/>
      <text:p text:style-name="P37"><text:span text:style-name="T75">A</text:span><text:span text:style-name="T31">lain à Corbénic.</text:span></text:p>
      <text:p text:style-name="P36"/>
      <text:list xml:id="list83322687560232" text:continue-numbering="true" text:style-name="L1">
        <text:list-item>
          <text:p text:style-name="P178">Alain au moment de la mort de Josephé est inquiet et triste de perdre son guide et gardien.</text:p>
        </text:list-item>
        <text:list-item>
          <text:p text:style-name="P178">Josephé confie le Graal à Alain. Alain et ses frères quittent alors Galafort et se rendent en Terre Forraine. <text:span text:style-name="T24">Jé</text:span></text:p>
        </text:list-item>
        <text:list-item>
          <text:p text:style-name="P210"><text:span text:style-name="T31">Les gens y sont surpris de les voir arriver pieds nus et pauvrement vêtus. Le roi Kalafé demande à Alain s'il peut le guérir de la lèpre. </text:span><text:span text:style-name="T41">Renoncement des pèlerins</text:span><text:span text:style-name="T79">.</text:span></text:p>
        </text:list-item>
        <text:list-item>
          <text:p text:style-name="P211"><text:span text:style-name="T79">A</text:span><text:span text:style-name="T31">lain pourra le guérir à condition qu'il se fasse chrétien. Kalafé fait abattre le temple et les idoles païenne. Un chrétien du nom d'Alfasem baptise le roi Kalafé qui prend pour nom Alfasem, en l'honneur de celui qui le baptisa. Alain apporte le Graal et le roi Alfasem guérit. Inspiré et plein d'un zèle chrétien, le roi fait tuer tous les réticents à la loi chrétienne. </text:span><text:span text:style-name="T44">Christianisation du monde</text:span><text:span text:style-name="T87">.</text:span></text:p>
        </text:list-item>
        <text:list-item>
          <text:p text:style-name="P179">Alfasem donne sa fille en mariage à Josué, le frère d'Alain et fait construire le château de Corbénic pour y abriter le Graal.</text:p>
        </text:list-item>
        <text:list-item>
          <text:p text:style-name="P179">Josué devient seigneur de la Terre Forraine. Avec sa femme il engendre Aminadap. Pendant la nuit, le roi Alfasem est puni par un coup de lance entre les cuisses pour avoir voulu dormir dans le même château que le Graal. Ce château s'appelle désormais le Palais Aventureux.</text:p>
        </text:list-item>
        <text:list-item>
          <text:p text:style-name="P210"><text:span text:style-name="T31">Le roi Alfasem apprend la nouvelle </text:span><text:span text:style-name="T83">à </text:span><text:span text:style-name="T31">ses barons </text:span><text:span text:style-name="T83">et les avertit que nul ne doit plus y pénétrer.</text:span></text:p>
        </text:list-item>
        <text:list-item>
          <text:p text:style-name="P180">Le roi Alfasem mourut dix jours plus tard. L'auteur énumère la descendance d'Aminadap.</text:p>
        </text:list-item>
        <text:list-item>
          <text:p text:style-name="P180">Les rois Lambor et Brulant se font la guerre. Le roi Brulant s'enfuit vers la mer et trouve la nef de Salomon.</text:p>
        </text:list-item>
        <text:list-item>
          <text:p text:style-name="P180">Il s'empare de l'épée et tue le roi Lambor. Au moment de s'emparer du fourreau il meurt sur le coup. De grandes calamités surviendront dans le territoire de Lambor, aimé de Dieu. Le territoire prendra le nom de Terre Gaste.</text:p>
        </text:list-item>
        <text:list-item>
          <text:p text:style-name="P212"><text:span text:style-name="T31">Le roi Pellehan, le fils du roi Lambor, régna. Il est blessé entre les cuisses lors d'une bataille et ne sera guérit qu'à la venue de Galaad. </text:span><text:span text:style-name="T37">Avènement de Galaad et fin des aventures du Graal</text:span><text:span text:style-name="T75">.</text:span></text:p>
        </text:list-item>
        <text:list-item>
          <text:p text:style-name="P212"><text:span text:style-name="T75">S</text:span><text:span text:style-name="T31">arracinte, Flégentine et Nascien meurent le même jour. Célidoine, observant le ciel, prédit une grande famine.</text:span></text:p>
        </text:list-item>
        <text:list-item>
          <text:p text:style-name="P180">Une famine survient en Grande Bretagne. Les Saxons, attirés par les grandes réserves que les chrétiens avaient faites grâce à la prédiction de Célidoine, décident d'envahir le territoire de Célidoine. Ce dernier prédit leur arrivée.</text:p>
        </text:list-item>
        <text:list-item>
          <text:p text:style-name="P180">Célidoine envisage le pire si Dieu ne les aide.</text:p>
        </text:list-item>
        <text:list-item>
          <text:p text:style-name="P180">Grâce à un stratagème de Narpus, ils encerclent les Saxons et les font fuir vers un château.</text:p>
        </text:list-item>
        <text:list-item>
          <text:p text:style-name="P180">Célidoine délivre son pays des Saxons. Célidoine meurt et est enterré à Camaalot. Narpus engendre Nascien.</text:p>
        </text:list-item>
        <text:list-item>
          <text:p text:style-name="P180">L'auteur énumère la descendance de Nascien.</text:p>
        </text:list-item>
        <text:list-item>
          <text:p text:style-name="P212"><text:span text:style-name="T31">Lancelot, le père de Ban le descendant de Nascien, </text:span><text:span text:style-name="T86">est</text:span><text:span text:style-name="T31"> un chevalier vertueux et amoureux de la femme de son cousin.</text:span></text:p>
        </text:list-item>
        <text:list-item>
          <text:p text:style-name="P180">Son cousin décide de se venger.</text:p>
        </text:list-item>
        <text:list-item>
          <text:p text:style-name="P212"><text:span text:style-name="T31">Au moment où Lancelot s'approche d'une fontaine pour y boire, son cousin </text:span><text:span text:style-name="T84">le duc</text:span><text:span text:style-name="T31"> </text:span><text:span text:style-name="T84">lui coupe la tête. Plongeant ses mains dans l'eau pour y récupérer la tête tombée, le duc se brûle car l'eau est devenue bouillante.</text:span></text:p>
        </text:list-item>
        <text:list-item>
          <text:p text:style-name="P213"><text:span text:style-name="T31">Le duc revenant au château meurt sous la chute des créneaux. La fontaine continuera de bouillir jusqu'à la venue de Galaad. Lancelot est enseveli. Des gouttes de sang ruissellent de sa tombe. Ce sang a la vertu de guérir. </text:span><text:span text:style-name="T37">Avènement de Galaad et fin des aventures du Graal</text:span><text:span text:style-name="T75">.</text:span></text:p>
        </text:list-item>
        <text:list-item>
          <text:p text:style-name="P181">Deux lions se battent devant la tombe de Lancelot. Après le combat ils guérissent de leurs blessures grâce au sang.</text:p>
        </text:list-item>
        <text:list-item>
          <text:p text:style-name="P214"><text:span text:style-name="T31">Les deux lions gardent désormais la tombe de Lancelot jusqu'</text:span><text:span text:style-name="T89">au jour</text:span><text:span text:style-name="T31"> </text:span><text:span text:style-name="T89">où</text:span><text:span text:style-name="T31"> Lancelot du Lac les tue</text:span><text:span text:style-name="T89">ra</text:span><text:span text:style-name="T31">. </text:span><text:span text:style-name="T43">Le lion</text:span><text:span text:style-name="T85">.</text:span></text:p>
        </text:list-item>
        <text:list-item>
          <text:p text:style-name="P181">Fin de Joseph d'Arimath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9pt" style:font-size-asian="7.84999990463257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05cm" fo:margin-right="0.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5T08:09:23.854247406</meta:creation-date>
    <dc:date>2015-06-17T08:33:22.437132727</dc:date>
    <dc:creator>Gauthier </dc:creator>
    <meta:editing-duration>PT12H25M5S</meta:editing-duration>
    <meta:editing-cycles>47</meta:editing-cycles>
    <meta:generator>LibreOffice/4.2.8.2$Linux_X86_64 LibreOffice_project/420m0$Build-2</meta:generator>
    <meta:document-statistic meta:table-count="0" meta:image-count="0" meta:object-count="0" meta:page-count="12" meta:paragraph-count="651" meta:word-count="9486" meta:character-count="54282" meta:non-whitespace-character-count="46061"/>
  </office:meta>
</office:document-meta>
</file>